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3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8 年 11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598776" table:style-name="ce17">
            <text:p>23,598,776</text:p>
          </table:table-cell>
          <table:table-cell office:value-type="float" office:value="11704260" table:style-name="ce17">
            <text:p>11,704,260</text:p>
          </table:table-cell>
          <table:table-cell office:value-type="float" office:value="11894516" table:style-name="ce17">
            <text:p>11,894,516</text:p>
          </table:table-cell>
          <table:table-cell office:value-type="float" office:value="977669" table:style-name="ce17">
            <text:p>977,669</text:p>
          </table:table-cell>
          <table:table-cell office:value-type="float" office:value="506692" table:style-name="ce17">
            <text:p>506,692</text:p>
          </table:table-cell>
          <table:table-cell office:value-type="float" office:value="470977" table:style-name="ce17">
            <text:p>470,977</text:p>
          </table:table-cell>
          <table:table-cell office:value-type="float" office:value="4.1428801222571883" table:style-name="ce18">
            <text:p>4.14</text:p>
          </table:table-cell>
          <table:table-cell office:value-type="float" office:value="1391926" table:style-name="ce17">
            <text:p>1,391,926</text:p>
          </table:table-cell>
          <table:table-cell office:value-type="float" office:value="720923" table:style-name="ce17">
            <text:p>720,923</text:p>
          </table:table-cell>
          <table:table-cell office:value-type="float" office:value="671003" table:style-name="ce17">
            <text:p>671,003</text:p>
          </table:table-cell>
          <table:table-cell office:value-type="float" office:value="5.8982974371213155" table:style-name="ce19">
            <text:p>5.90</text:p>
          </table:table-cell>
          <table:table-cell office:value-type="float" office:value="2390319" table:style-name="ce17">
            <text:p>2,390,319</text:p>
          </table:table-cell>
          <table:table-cell office:value-type="float" office:value="1240195" table:style-name="ce17">
            <text:p>1,240,195</text:p>
          </table:table-cell>
          <table:table-cell office:value-type="float" office:value="1150124" table:style-name="ce17">
            <text:p>1,150,124</text:p>
          </table:table-cell>
          <table:table-cell office:value-type="float" office:value="10.128995673334922" table:style-name="ce18">
            <text:p>10.13</text:p>
          </table:table-cell>
          <table:table-cell office:value-type="float" office:value="2595460" table:style-name="ce17">
            <text:p>2,595,460</text:p>
          </table:table-cell>
          <table:table-cell office:value-type="float" office:value="1347292" table:style-name="ce17">
            <text:p>1,347,292</text:p>
          </table:table-cell>
          <table:table-cell office:value-type="float" office:value="1248168" table:style-name="ce17">
            <text:p>1,248,168</text:p>
          </table:table-cell>
          <table:table-cell office:value-type="float" office:value="10.998282283793023" table:style-name="ce18">
            <text:p>11.00</text:p>
          </table:table-cell>
          <table:table-cell office:value-type="float" office:value="1315372" table:style-name="ce17">
            <text:p>1,315,372</text:p>
          </table:table-cell>
          <table:table-cell office:value-type="float" office:value="687690" table:style-name="ce17">
            <text:p>687,690</text:p>
          </table:table-cell>
          <table:table-cell office:value-type="float" office:value="627682" table:style-name="ce17">
            <text:p>627,682</text:p>
          </table:table-cell>
          <table:table-cell office:value-type="float" office:value="5.5738992564699119" table:style-name="ce18">
            <text:p>5.57</text:p>
          </table:table-cell>
          <table:table-cell office:value-type="float" office:value="19328633" table:style-name="ce17">
            <text:p>19,328,633</text:p>
          </table:table-cell>
          <table:table-cell office:value-type="float" office:value="9482297" table:style-name="ce17">
            <text:p>9,482,297</text:p>
          </table:table-cell>
          <table:table-cell office:value-type="float" office:value="9846336" table:style-name="ce17">
            <text:p>9,846,336</text:p>
          </table:table-cell>
          <table:table-cell office:value-type="float" office:value="81.905235254574222" table:style-name="ce18">
            <text:p>81.91</text:p>
          </table:table-cell>
          <table:table-cell office:value-type="float" office:value="3589428" table:style-name="ce17">
            <text:p>3,589,428</text:p>
          </table:table-cell>
          <table:table-cell office:value-type="float" office:value="1640064" table:style-name="ce17">
            <text:p>1,640,064</text:p>
          </table:table-cell>
          <table:table-cell office:value-type="float" office:value="1949364" table:style-name="ce17">
            <text:p>1,949,364</text:p>
          </table:table-cell>
          <table:table-cell office:value-type="float" office:value="15.210229547498566" table:style-name="ce18">
            <text:p>15.21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16477" table:style-name="ce21">
            <text:p>4,016,477</text:p>
          </table:table-cell>
          <table:table-cell office:value-type="float" office:value="1962897" table:style-name="ce21">
            <text:p>1,962,897</text:p>
          </table:table-cell>
          <table:table-cell office:value-type="float" office:value="2053580" table:style-name="ce21">
            <text:p>2,053,580</text:p>
          </table:table-cell>
          <table:table-cell office:value-type="float" office:value="152740" table:style-name="ce21">
            <text:p>152,740</text:p>
          </table:table-cell>
          <table:table-cell office:value-type="float" office:value="78965" table:style-name="ce21">
            <text:p>78,965</text:p>
          </table:table-cell>
          <table:table-cell office:value-type="float" office:value="73775" table:style-name="ce21">
            <text:p>73,775</text:p>
          </table:table-cell>
          <table:table-cell office:value-type="float" office:value="3.8028351712209481" table:style-name="ce22">
            <text:p>3.80</text:p>
          </table:table-cell>
          <table:table-cell office:value-type="float" office:value="221201" table:style-name="ce21">
            <text:p>221,201</text:p>
          </table:table-cell>
          <table:table-cell office:value-type="float" office:value="114390" table:style-name="ce21">
            <text:p>114,390</text:p>
          </table:table-cell>
          <table:table-cell office:value-type="float" office:value="106811" table:style-name="ce21">
            <text:p>106,811</text:p>
          </table:table-cell>
          <table:table-cell office:value-type="float" office:value="5.5073388942598198" table:style-name="ce23">
            <text:p>5.51</text:p>
          </table:table-cell>
          <table:table-cell office:value-type="float" office:value="386527" table:style-name="ce21">
            <text:p>386,527</text:p>
          </table:table-cell>
          <table:table-cell office:value-type="float" office:value="200229" table:style-name="ce21">
            <text:p>200,229</text:p>
          </table:table-cell>
          <table:table-cell office:value-type="float" office:value="186298" table:style-name="ce21">
            <text:p>186,298</text:p>
          </table:table-cell>
          <table:table-cell office:value-type="float" office:value="9.6235332606162078" table:style-name="ce22">
            <text:p>9.62</text:p>
          </table:table-cell>
          <table:table-cell office:value-type="float" office:value="419510" table:style-name="ce21">
            <text:p>419,510</text:p>
          </table:table-cell>
          <table:table-cell office:value-type="float" office:value="217417" table:style-name="ce21">
            <text:p>217,417</text:p>
          </table:table-cell>
          <table:table-cell office:value-type="float" office:value="202093" table:style-name="ce21">
            <text:p>202,093</text:p>
          </table:table-cell>
          <table:table-cell office:value-type="float" office:value="10.444725564219588" table:style-name="ce22">
            <text:p>10.44</text:p>
          </table:table-cell>
          <table:table-cell office:value-type="float" office:value="212883" table:style-name="ce21">
            <text:p>212,883</text:p>
          </table:table-cell>
          <table:table-cell office:value-type="float" office:value="111170" table:style-name="ce21">
            <text:p>111,170</text:p>
          </table:table-cell>
          <table:table-cell office:value-type="float" office:value="101713" table:style-name="ce21">
            <text:p>101,713</text:p>
          </table:table-cell>
          <table:table-cell office:value-type="float" office:value="5.3002419782311714" table:style-name="ce22">
            <text:p>5.30</text:p>
          </table:table-cell>
          <table:table-cell office:value-type="float" office:value="3324030" table:style-name="ce21">
            <text:p>3,324,030</text:p>
          </table:table-cell>
          <table:table-cell office:value-type="float" office:value="1602983" table:style-name="ce21">
            <text:p>1,602,983</text:p>
          </table:table-cell>
          <table:table-cell office:value-type="float" office:value="1721047" table:style-name="ce21">
            <text:p>1,721,047</text:p>
          </table:table-cell>
          <table:table-cell office:value-type="float" office:value="82.759841522807179" table:style-name="ce22">
            <text:p>82.76</text:p>
          </table:table-cell>
          <table:table-cell office:value-type="float" office:value="574714" table:style-name="ce21">
            <text:p>574,714</text:p>
          </table:table-cell>
          <table:table-cell office:value-type="float" office:value="260289" table:style-name="ce21">
            <text:p>260,289</text:p>
          </table:table-cell>
          <table:table-cell office:value-type="float" office:value="314425" table:style-name="ce21">
            <text:p>314,425</text:p>
          </table:table-cell>
          <table:table-cell office:value-type="float" office:value="14.308908030594973" table:style-name="ce22">
            <text:p>14.31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45293" table:style-name="ce21">
            <text:p>2,645,293</text:p>
          </table:table-cell>
          <table:table-cell office:value-type="float" office:value="1260292" table:style-name="ce21">
            <text:p>1,260,292</text:p>
          </table:table-cell>
          <table:table-cell office:value-type="float" office:value="1385001" table:style-name="ce21">
            <text:p>1,385,001</text:p>
          </table:table-cell>
          <table:table-cell office:value-type="float" office:value="126918" table:style-name="ce21">
            <text:p>126,918</text:p>
          </table:table-cell>
          <table:table-cell office:value-type="float" office:value="65556" table:style-name="ce21">
            <text:p>65,556</text:p>
          </table:table-cell>
          <table:table-cell office:value-type="float" office:value="61362" table:style-name="ce21">
            <text:p>61,362</text:p>
          </table:table-cell>
          <table:table-cell office:value-type="float" office:value="4.7978806128470453" table:style-name="ce22">
            <text:p>4.80</text:p>
          </table:table-cell>
          <table:table-cell office:value-type="float" office:value="177217" table:style-name="ce21">
            <text:p>177,217</text:p>
          </table:table-cell>
          <table:table-cell office:value-type="float" office:value="91357" table:style-name="ce21">
            <text:p>91,357</text:p>
          </table:table-cell>
          <table:table-cell office:value-type="float" office:value="85860" table:style-name="ce21">
            <text:p>85,860</text:p>
          </table:table-cell>
          <table:table-cell office:value-type="float" office:value="6.6993334953821746" table:style-name="ce23">
            <text:p>6.70</text:p>
          </table:table-cell>
          <table:table-cell office:value-type="float" office:value="289854" table:style-name="ce21">
            <text:p>289,854</text:p>
          </table:table-cell>
          <table:table-cell office:value-type="float" office:value="149848" table:style-name="ce21">
            <text:p>149,848</text:p>
          </table:table-cell>
          <table:table-cell office:value-type="float" office:value="140006" table:style-name="ce21">
            <text:p>140,006</text:p>
          </table:table-cell>
          <table:table-cell office:value-type="float" office:value="10.957349526120547" table:style-name="ce22">
            <text:p>10.96</text:p>
          </table:table-cell>
          <table:table-cell office:value-type="float" office:value="312546" table:style-name="ce21">
            <text:p>312,546</text:p>
          </table:table-cell>
          <table:table-cell office:value-type="float" office:value="161612" table:style-name="ce21">
            <text:p>161,612</text:p>
          </table:table-cell>
          <table:table-cell office:value-type="float" office:value="150934" table:style-name="ce21">
            <text:p>150,934</text:p>
          </table:table-cell>
          <table:table-cell office:value-type="float" office:value="11.8151751053664" table:style-name="ce22">
            <text:p>11.82</text:p>
          </table:table-cell>
          <table:table-cell office:value-type="float" office:value="132349" table:style-name="ce21">
            <text:p>132,349</text:p>
          </table:table-cell>
          <table:table-cell office:value-type="float" office:value="69104" table:style-name="ce21">
            <text:p>69,104</text:p>
          </table:table-cell>
          <table:table-cell office:value-type="float" office:value="63245" table:style-name="ce21">
            <text:p>63,245</text:p>
          </table:table-cell>
          <table:table-cell office:value-type="float" office:value="5.0031886826903484" table:style-name="ce22">
            <text:p>5.00</text:p>
          </table:table-cell>
          <table:table-cell office:value-type="float" office:value="2171281" table:style-name="ce21">
            <text:p>2,171,281</text:p>
          </table:table-cell>
          <table:table-cell office:value-type="float" office:value="1014438" table:style-name="ce21">
            <text:p>1,014,438</text:p>
          </table:table-cell>
          <table:table-cell office:value-type="float" office:value="1156843" table:style-name="ce21">
            <text:p>1,156,843</text:p>
          </table:table-cell>
          <table:table-cell office:value-type="float" office:value="82.080926385092312" table:style-name="ce22">
            <text:p>82.08</text:p>
          </table:table-cell>
          <table:table-cell office:value-type="float" office:value="475940" table:style-name="ce21">
            <text:p>475,940</text:p>
          </table:table-cell>
          <table:table-cell office:value-type="float" office:value="211988" table:style-name="ce21">
            <text:p>211,988</text:p>
          </table:table-cell>
          <table:table-cell office:value-type="float" office:value="263952" table:style-name="ce21">
            <text:p>263,952</text:p>
          </table:table-cell>
          <table:table-cell office:value-type="float" office:value="17.991957790687081" table:style-name="ce22">
            <text:p>17.9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46893" table:style-name="ce21">
            <text:p>2,246,893</text:p>
          </table:table-cell>
          <table:table-cell office:value-type="float" office:value="1115184" table:style-name="ce21">
            <text:p>1,115,184</text:p>
          </table:table-cell>
          <table:table-cell office:value-type="float" office:value="1131709" table:style-name="ce21">
            <text:p>1,131,709</text:p>
          </table:table-cell>
          <table:table-cell office:value-type="float" office:value="115632" table:style-name="ce21">
            <text:p>115,632</text:p>
          </table:table-cell>
          <table:table-cell office:value-type="float" office:value="60090" table:style-name="ce21">
            <text:p>60,090</text:p>
          </table:table-cell>
          <table:table-cell office:value-type="float" office:value="55542" table:style-name="ce21">
            <text:p>55,542</text:p>
          </table:table-cell>
          <table:table-cell office:value-type="float" office:value="5.1463064774335052" table:style-name="ce22">
            <text:p>5.15</text:p>
          </table:table-cell>
          <table:table-cell office:value-type="float" office:value="161071" table:style-name="ce21">
            <text:p>161,071</text:p>
          </table:table-cell>
          <table:table-cell office:value-type="float" office:value="83732" table:style-name="ce21">
            <text:p>83,732</text:p>
          </table:table-cell>
          <table:table-cell office:value-type="float" office:value="77339" table:style-name="ce21">
            <text:p>77,339</text:p>
          </table:table-cell>
          <table:table-cell office:value-type="float" office:value="7.1686101652370633" table:style-name="ce23">
            <text:p>7.17</text:p>
          </table:table-cell>
          <table:table-cell office:value-type="float" office:value="268453" table:style-name="ce21">
            <text:p>268,453</text:p>
          </table:table-cell>
          <table:table-cell office:value-type="float" office:value="139427" table:style-name="ce21">
            <text:p>139,427</text:p>
          </table:table-cell>
          <table:table-cell office:value-type="float" office:value="129026" table:style-name="ce21">
            <text:p>129,026</text:p>
          </table:table-cell>
          <table:table-cell office:value-type="float" office:value="11.947742949931305" table:style-name="ce22">
            <text:p>11.95</text:p>
          </table:table-cell>
          <table:table-cell office:value-type="float" office:value="290270" table:style-name="ce21">
            <text:p>290,270</text:p>
          </table:table-cell>
          <table:table-cell office:value-type="float" office:value="150956" table:style-name="ce21">
            <text:p>150,956</text:p>
          </table:table-cell>
          <table:table-cell office:value-type="float" office:value="139314" table:style-name="ce21">
            <text:p>139,314</text:p>
          </table:table-cell>
          <table:table-cell office:value-type="float" office:value="12.918728217142517" table:style-name="ce22">
            <text:p>12.92</text:p>
          </table:table-cell>
          <table:table-cell office:value-type="float" office:value="139224" table:style-name="ce21">
            <text:p>139,224</text:p>
          </table:table-cell>
          <table:table-cell office:value-type="float" office:value="73158" table:style-name="ce21">
            <text:p>73,158</text:p>
          </table:table-cell>
          <table:table-cell office:value-type="float" office:value="66066" table:style-name="ce21">
            <text:p>66,066</text:p>
          </table:table-cell>
          <table:table-cell office:value-type="float" office:value="6.1962897209613459" table:style-name="ce22">
            <text:p>6.20</text:p>
          </table:table-cell>
          <table:table-cell office:value-type="float" office:value="1781174" table:style-name="ce21">
            <text:p>1,781,174</text:p>
          </table:table-cell>
          <table:table-cell office:value-type="float" office:value="872335" table:style-name="ce21">
            <text:p>872,335</text:p>
          </table:table-cell>
          <table:table-cell office:value-type="float" office:value="908839" table:style-name="ce21">
            <text:p>908,839</text:p>
          </table:table-cell>
          <table:table-cell office:value-type="float" office:value="79.272755756504651" table:style-name="ce22">
            <text:p>79.27</text:p>
          </table:table-cell>
          <table:table-cell office:value-type="float" office:value="270513" table:style-name="ce21">
            <text:p>270,513</text:p>
          </table:table-cell>
          <table:table-cell office:value-type="float" office:value="124321" table:style-name="ce21">
            <text:p>124,321</text:p>
          </table:table-cell>
          <table:table-cell office:value-type="float" office:value="146192" table:style-name="ce21">
            <text:p>146,192</text:p>
          </table:table-cell>
          <table:table-cell office:value-type="float" office:value="12.039425108360744" table:style-name="ce22">
            <text:p>12.04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4224" table:style-name="ce21">
            <text:p>2,814,224</text:p>
          </table:table-cell>
          <table:table-cell office:value-type="float" office:value="1383744" table:style-name="ce21">
            <text:p>1,383,744</text:p>
          </table:table-cell>
          <table:table-cell office:value-type="float" office:value="1430480" table:style-name="ce21">
            <text:p>1,430,480</text:p>
          </table:table-cell>
          <table:table-cell office:value-type="float" office:value="131916" table:style-name="ce21">
            <text:p>131,916</text:p>
          </table:table-cell>
          <table:table-cell office:value-type="float" office:value="68553" table:style-name="ce21">
            <text:p>68,553</text:p>
          </table:table-cell>
          <table:table-cell office:value-type="float" office:value="63363" table:style-name="ce21">
            <text:p>63,363</text:p>
          </table:table-cell>
          <table:table-cell office:value-type="float" office:value="4.6874733496693937" table:style-name="ce22">
            <text:p>4.69</text:p>
          </table:table-cell>
          <table:table-cell office:value-type="float" office:value="188300" table:style-name="ce21">
            <text:p>188,300</text:p>
          </table:table-cell>
          <table:table-cell office:value-type="float" office:value="97735" table:style-name="ce21">
            <text:p>97,735</text:p>
          </table:table-cell>
          <table:table-cell office:value-type="float" office:value="90565" table:style-name="ce21">
            <text:p>90,565</text:p>
          </table:table-cell>
          <table:table-cell office:value-type="float" office:value="6.6910096708719706" table:style-name="ce23">
            <text:p>6.69</text:p>
          </table:table-cell>
          <table:table-cell office:value-type="float" office:value="320005" table:style-name="ce21">
            <text:p>320,005</text:p>
          </table:table-cell>
          <table:table-cell office:value-type="float" office:value="166159" table:style-name="ce21">
            <text:p>166,159</text:p>
          </table:table-cell>
          <table:table-cell office:value-type="float" office:value="153846" table:style-name="ce21">
            <text:p>153,846</text:p>
          </table:table-cell>
          <table:table-cell office:value-type="float" office:value="11.370985394197476" table:style-name="ce22">
            <text:p>11.37</text:p>
          </table:table-cell>
          <table:table-cell office:value-type="float" office:value="347179" table:style-name="ce21">
            <text:p>347,179</text:p>
          </table:table-cell>
          <table:table-cell office:value-type="float" office:value="180189" table:style-name="ce21">
            <text:p>180,189</text:p>
          </table:table-cell>
          <table:table-cell office:value-type="float" office:value="166990" table:style-name="ce21">
            <text:p>166,990</text:p>
          </table:table-cell>
          <table:table-cell office:value-type="float" office:value="12.33658017272257" table:style-name="ce22">
            <text:p>12.34</text:p>
          </table:table-cell>
          <table:table-cell office:value-type="float" office:value="169955" table:style-name="ce21">
            <text:p>169,955</text:p>
          </table:table-cell>
          <table:table-cell office:value-type="float" office:value="88288" table:style-name="ce21">
            <text:p>88,288</text:p>
          </table:table-cell>
          <table:table-cell office:value-type="float" office:value="81667" table:style-name="ce21">
            <text:p>81,667</text:p>
          </table:table-cell>
          <table:table-cell office:value-type="float" office:value="6.0391425842434714" table:style-name="ce22">
            <text:p>6.04</text:p>
          </table:table-cell>
          <table:table-cell office:value-type="float" office:value="2252471" table:style-name="ce21">
            <text:p>2,252,471</text:p>
          </table:table-cell>
          <table:table-cell office:value-type="float" office:value="1092141" table:style-name="ce21">
            <text:p>1,092,141</text:p>
          </table:table-cell>
          <table:table-cell office:value-type="float" office:value="1160330" table:style-name="ce21">
            <text:p>1,160,330</text:p>
          </table:table-cell>
          <table:table-cell office:value-type="float" office:value="80.038795774607848" table:style-name="ce22">
            <text:p>80.04</text:p>
          </table:table-cell>
          <table:table-cell office:value-type="float" office:value="359986" table:style-name="ce21">
            <text:p>359,986</text:p>
          </table:table-cell>
          <table:table-cell office:value-type="float" office:value="164609" table:style-name="ce21">
            <text:p>164,609</text:p>
          </table:table-cell>
          <table:table-cell office:value-type="float" office:value="195377" table:style-name="ce21">
            <text:p>195,377</text:p>
          </table:table-cell>
          <table:table-cell office:value-type="float" office:value="12.791661218154632" table:style-name="ce22">
            <text:p>12.7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81156" table:style-name="ce21">
            <text:p>1,881,156</text:p>
          </table:table-cell>
          <table:table-cell office:value-type="float" office:value="937540" table:style-name="ce21">
            <text:p>937,540</text:p>
          </table:table-cell>
          <table:table-cell office:value-type="float" office:value="943616" table:style-name="ce21">
            <text:p>943,616</text:p>
          </table:table-cell>
          <table:table-cell office:value-type="float" office:value="72010" table:style-name="ce21">
            <text:p>72,010</text:p>
          </table:table-cell>
          <table:table-cell office:value-type="float" office:value="37318" table:style-name="ce21">
            <text:p>37,318</text:p>
          </table:table-cell>
          <table:table-cell office:value-type="float" office:value="34692" table:style-name="ce21">
            <text:p>34,692</text:p>
          </table:table-cell>
          <table:table-cell office:value-type="float" office:value="3.8279653574716828" table:style-name="ce22">
            <text:p>3.83</text:p>
          </table:table-cell>
          <table:table-cell office:value-type="float" office:value="103934" table:style-name="ce21">
            <text:p>103,934</text:p>
          </table:table-cell>
          <table:table-cell office:value-type="float" office:value="53670" table:style-name="ce21">
            <text:p>53,670</text:p>
          </table:table-cell>
          <table:table-cell office:value-type="float" office:value="50264" table:style-name="ce21">
            <text:p>50,264</text:p>
          </table:table-cell>
          <table:table-cell office:value-type="float" office:value="5.5250069638031087" table:style-name="ce23">
            <text:p>5.53</text:p>
          </table:table-cell>
          <table:table-cell office:value-type="float" office:value="180441" table:style-name="ce21">
            <text:p>180,441</text:p>
          </table:table-cell>
          <table:table-cell office:value-type="float" office:value="93462" table:style-name="ce21">
            <text:p>93,462</text:p>
          </table:table-cell>
          <table:table-cell office:value-type="float" office:value="86979" table:style-name="ce21">
            <text:p>86,979</text:p>
          </table:table-cell>
          <table:table-cell office:value-type="float" office:value="9.5920274554582399" table:style-name="ce22">
            <text:p>9.59</text:p>
          </table:table-cell>
          <table:table-cell office:value-type="float" office:value="196093" table:style-name="ce21">
            <text:p>196,093</text:p>
          </table:table-cell>
          <table:table-cell office:value-type="float" office:value="101604" table:style-name="ce21">
            <text:p>101,604</text:p>
          </table:table-cell>
          <table:table-cell office:value-type="float" office:value="94489" table:style-name="ce21">
            <text:p>94,489</text:p>
          </table:table-cell>
          <table:table-cell office:value-type="float" office:value="10.424069029894383" table:style-name="ce22">
            <text:p>10.42</text:p>
          </table:table-cell>
          <table:table-cell office:value-type="float" office:value="99199" table:style-name="ce21">
            <text:p>99,199</text:p>
          </table:table-cell>
          <table:table-cell office:value-type="float" office:value="51792" table:style-name="ce21">
            <text:p>51,792</text:p>
          </table:table-cell>
          <table:table-cell office:value-type="float" office:value="47407" table:style-name="ce21">
            <text:p>47,407</text:p>
          </table:table-cell>
          <table:table-cell office:value-type="float" office:value="5.2733000346595391" table:style-name="ce22">
            <text:p>5.27</text:p>
          </table:table-cell>
          <table:table-cell office:value-type="float" office:value="1558486" table:style-name="ce21">
            <text:p>1,558,486</text:p>
          </table:table-cell>
          <table:table-cell office:value-type="float" office:value="769964" table:style-name="ce21">
            <text:p>769,964</text:p>
          </table:table-cell>
          <table:table-cell office:value-type="float" office:value="788522" table:style-name="ce21">
            <text:p>788,522</text:p>
          </table:table-cell>
          <table:table-cell office:value-type="float" office:value="82.847249244613423" table:style-name="ce22">
            <text:p>82.85</text:p>
          </table:table-cell>
          <table:table-cell office:value-type="float" office:value="294592" table:style-name="ce21">
            <text:p>294,592</text:p>
          </table:table-cell>
          <table:table-cell office:value-type="float" office:value="135305" table:style-name="ce21">
            <text:p>135,305</text:p>
          </table:table-cell>
          <table:table-cell office:value-type="float" office:value="159287" table:style-name="ce21">
            <text:p>159,287</text:p>
          </table:table-cell>
          <table:table-cell office:value-type="float" office:value="15.66015790290651" table:style-name="ce22">
            <text:p>15.66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73060" table:style-name="ce21">
            <text:p>2,773,060</text:p>
          </table:table-cell>
          <table:table-cell office:value-type="float" office:value="1369972" table:style-name="ce21">
            <text:p>1,369,972</text:p>
          </table:table-cell>
          <table:table-cell office:value-type="float" office:value="1403088" table:style-name="ce21">
            <text:p>1,403,088</text:p>
          </table:table-cell>
          <table:table-cell office:value-type="float" office:value="105835" table:style-name="ce21">
            <text:p>105,835</text:p>
          </table:table-cell>
          <table:table-cell office:value-type="float" office:value="54909" table:style-name="ce21">
            <text:p>54,909</text:p>
          </table:table-cell>
          <table:table-cell office:value-type="float" office:value="50926" table:style-name="ce21">
            <text:p>50,926</text:p>
          </table:table-cell>
          <table:table-cell office:value-type="float" office:value="3.8165420149582054" table:style-name="ce22">
            <text:p>3.82</text:p>
          </table:table-cell>
          <table:table-cell office:value-type="float" office:value="150747" table:style-name="ce21">
            <text:p>150,747</text:p>
          </table:table-cell>
          <table:table-cell office:value-type="float" office:value="78080" table:style-name="ce21">
            <text:p>78,080</text:p>
          </table:table-cell>
          <table:table-cell office:value-type="float" office:value="72667" table:style-name="ce21">
            <text:p>72,667</text:p>
          </table:table-cell>
          <table:table-cell office:value-type="float" office:value="5.4361247142146221" table:style-name="ce23">
            <text:p>5.44</text:p>
          </table:table-cell>
          <table:table-cell office:value-type="float" office:value="259400" table:style-name="ce21">
            <text:p>259,400</text:p>
          </table:table-cell>
          <table:table-cell office:value-type="float" office:value="134420" table:style-name="ce21">
            <text:p>134,420</text:p>
          </table:table-cell>
          <table:table-cell office:value-type="float" office:value="124980" table:style-name="ce21">
            <text:p>124,980</text:p>
          </table:table-cell>
          <table:table-cell office:value-type="float" office:value="9.3542873215869839" table:style-name="ce22">
            <text:p>9.35</text:p>
          </table:table-cell>
          <table:table-cell office:value-type="float" office:value="281964" table:style-name="ce21">
            <text:p>281,964</text:p>
          </table:table-cell>
          <table:table-cell office:value-type="float" office:value="146322" table:style-name="ce21">
            <text:p>146,322</text:p>
          </table:table-cell>
          <table:table-cell office:value-type="float" office:value="135642" table:style-name="ce21">
            <text:p>135,642</text:p>
          </table:table-cell>
          <table:table-cell office:value-type="float" office:value="10.167973285828651" table:style-name="ce22">
            <text:p>10.17</text:p>
          </table:table-cell>
          <table:table-cell office:value-type="float" office:value="147628" table:style-name="ce21">
            <text:p>147,628</text:p>
          </table:table-cell>
          <table:table-cell office:value-type="float" office:value="77029" table:style-name="ce21">
            <text:p>77,029</text:p>
          </table:table-cell>
          <table:table-cell office:value-type="float" office:value="70599" table:style-name="ce21">
            <text:p>70,599</text:p>
          </table:table-cell>
          <table:table-cell office:value-type="float" office:value="5.3236496866277685" table:style-name="ce22">
            <text:p>5.32</text:p>
          </table:table-cell>
          <table:table-cell office:value-type="float" office:value="2301509" table:style-name="ce21">
            <text:p>2,301,509</text:p>
          </table:table-cell>
          <table:table-cell office:value-type="float" office:value="1124987" table:style-name="ce21">
            <text:p>1,124,987</text:p>
          </table:table-cell>
          <table:table-cell office:value-type="float" office:value="1176522" table:style-name="ce21">
            <text:p>1,176,522</text:p>
          </table:table-cell>
          <table:table-cell office:value-type="float" office:value="82.995283188968145" table:style-name="ce22">
            <text:p>83.00</text:p>
          </table:table-cell>
          <table:table-cell office:value-type="float" office:value="436361" table:style-name="ce21">
            <text:p>436,361</text:p>
          </table:table-cell>
          <table:table-cell office:value-type="float" office:value="199011" table:style-name="ce21">
            <text:p>199,011</text:p>
          </table:table-cell>
          <table:table-cell office:value-type="float" office:value="237350" table:style-name="ce21">
            <text:p>237,350</text:p>
          </table:table-cell>
          <table:table-cell office:value-type="float" office:value="15.735721549479637" table:style-name="ce22">
            <text:p>15.74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68431" table:style-name="ce21">
            <text:p>7,068,431</text:p>
          </table:table-cell>
          <table:table-cell office:value-type="float" office:value="3597177" table:style-name="ce21">
            <text:p>3,597,177</text:p>
          </table:table-cell>
          <table:table-cell office:value-type="float" office:value="3471254" table:style-name="ce21">
            <text:p>3,471,254</text:p>
          </table:table-cell>
          <table:table-cell office:value-type="float" office:value="266897" table:style-name="ce21">
            <text:p>266,897</text:p>
          </table:table-cell>
          <table:table-cell office:value-type="float" office:value="138336" table:style-name="ce21">
            <text:p>138,336</text:p>
          </table:table-cell>
          <table:table-cell office:value-type="float" office:value="128561" table:style-name="ce21">
            <text:p>128,561</text:p>
          </table:table-cell>
          <table:table-cell office:value-type="float" office:value="3.775901610979862" table:style-name="ce22">
            <text:p>3.78</text:p>
          </table:table-cell>
          <table:table-cell office:value-type="float" office:value="381921" table:style-name="ce21">
            <text:p>381,921</text:p>
          </table:table-cell>
          <table:table-cell office:value-type="float" office:value="198041" table:style-name="ce21">
            <text:p>198,041</text:p>
          </table:table-cell>
          <table:table-cell office:value-type="float" office:value="183880" table:style-name="ce21">
            <text:p>183,880</text:p>
          </table:table-cell>
          <table:table-cell office:value-type="float" office:value="5.403193438543858" table:style-name="ce23">
            <text:p>5.40</text:p>
          </table:table-cell>
          <table:table-cell office:value-type="float" office:value="673822" table:style-name="ce21">
            <text:p>673,822</text:p>
          </table:table-cell>
          <table:table-cell office:value-type="float" office:value="350502" table:style-name="ce21">
            <text:p>350,502</text:p>
          </table:table-cell>
          <table:table-cell office:value-type="float" office:value="323320" table:style-name="ce21">
            <text:p>323,320</text:p>
          </table:table-cell>
          <table:table-cell office:value-type="float" office:value="9.5328369195370222" table:style-name="ce22">
            <text:p>9.53</text:p>
          </table:table-cell>
          <table:table-cell office:value-type="float" office:value="735248" table:style-name="ce21">
            <text:p>735,248</text:p>
          </table:table-cell>
          <table:table-cell office:value-type="float" office:value="382582" table:style-name="ce21">
            <text:p>382,582</text:p>
          </table:table-cell>
          <table:table-cell office:value-type="float" office:value="352666" table:style-name="ce21">
            <text:p>352,666</text:p>
          </table:table-cell>
          <table:table-cell office:value-type="float" office:value="10.401855800813504" table:style-name="ce22">
            <text:p>10.40</text:p>
          </table:table-cell>
          <table:table-cell office:value-type="float" office:value="408434" table:style-name="ce21">
            <text:p>408,434</text:p>
          </table:table-cell>
          <table:table-cell office:value-type="float" office:value="214128" table:style-name="ce21">
            <text:p>214,128</text:p>
          </table:table-cell>
          <table:table-cell office:value-type="float" office:value="194306" table:style-name="ce21">
            <text:p>194,306</text:p>
          </table:table-cell>
          <table:table-cell office:value-type="float" office:value="5.7782837520802" table:style-name="ce22">
            <text:p>5.78</text:p>
          </table:table-cell>
          <table:table-cell office:value-type="float" office:value="5808103" table:style-name="ce21">
            <text:p>5,808,103</text:p>
          </table:table-cell>
          <table:table-cell office:value-type="float" office:value="2939290" table:style-name="ce21">
            <text:p>2,939,290</text:p>
          </table:table-cell>
          <table:table-cell office:value-type="float" office:value="2868813" table:style-name="ce21">
            <text:p>2,868,813</text:p>
          </table:table-cell>
          <table:table-cell office:value-type="float" office:value="82.169621518551992" table:style-name="ce22">
            <text:p>82.17</text:p>
          </table:table-cell>
          <table:table-cell office:value-type="float" office:value="1156688" table:style-name="ce21">
            <text:p>1,156,688</text:p>
          </table:table-cell>
          <table:table-cell office:value-type="float" office:value="534533" table:style-name="ce21">
            <text:p>534,533</text:p>
          </table:table-cell>
          <table:table-cell office:value-type="float" office:value="622155" table:style-name="ce21">
            <text:p>622,155</text:p>
          </table:table-cell>
          <table:table-cell office:value-type="float" office:value="16.364140783152585" table:style-name="ce22">
            <text:p>16.36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4226" table:style-name="ce25">
            <text:p>454,226</text:p>
          </table:table-cell>
          <table:table-cell office:value-type="float" office:value="229269" table:style-name="ce25">
            <text:p>229,269</text:p>
          </table:table-cell>
          <table:table-cell office:value-type="float" office:value="224957" table:style-name="ce25">
            <text:p>224,957</text:p>
          </table:table-cell>
          <table:table-cell office:value-type="float" office:value="16555" table:style-name="ce25">
            <text:p>16,555</text:p>
          </table:table-cell>
          <table:table-cell office:value-type="float" office:value="8555" table:style-name="ce25">
            <text:p>8,555</text:p>
          </table:table-cell>
          <table:table-cell office:value-type="float" office:value="8000" table:style-name="ce25">
            <text:p>8,000</text:p>
          </table:table-cell>
          <table:table-cell office:value-type="float" office:value="3.6446614680797662" table:style-name="ce26">
            <text:p>3.64</text:p>
          </table:table-cell>
          <table:table-cell office:value-type="float" office:value="23809" table:style-name="ce25">
            <text:p>23,809</text:p>
          </table:table-cell>
          <table:table-cell office:value-type="float" office:value="12352" table:style-name="ce25">
            <text:p>12,352</text:p>
          </table:table-cell>
          <table:table-cell office:value-type="float" office:value="11457" table:style-name="ce25">
            <text:p>11,457</text:p>
          </table:table-cell>
          <table:table-cell office:value-type="float" office:value="5.241663841347699" table:style-name="ce27">
            <text:p>5.24</text:p>
          </table:table-cell>
          <table:table-cell office:value-type="float" office:value="42006" table:style-name="ce25">
            <text:p>42,006</text:p>
          </table:table-cell>
          <table:table-cell office:value-type="float" office:value="21825" table:style-name="ce25">
            <text:p>21,825</text:p>
          </table:table-cell>
          <table:table-cell office:value-type="float" office:value="20181" table:style-name="ce25">
            <text:p>20,181</text:p>
          </table:table-cell>
          <table:table-cell office:value-type="float" office:value="9.2478193674514451" table:style-name="ce26">
            <text:p>9.25</text:p>
          </table:table-cell>
          <table:table-cell office:value-type="float" office:value="45724" table:style-name="ce25">
            <text:p>45,724</text:p>
          </table:table-cell>
          <table:table-cell office:value-type="float" office:value="23713" table:style-name="ce25">
            <text:p>23,713</text:p>
          </table:table-cell>
          <table:table-cell office:value-type="float" office:value="22011" table:style-name="ce25">
            <text:p>22,011</text:p>
          </table:table-cell>
          <table:table-cell office:value-type="float" office:value="10.0663546340368" table:style-name="ce26">
            <text:p>10.07</text:p>
          </table:table-cell>
          <table:table-cell office:value-type="float" office:value="25174" table:style-name="ce25">
            <text:p>25,174</text:p>
          </table:table-cell>
          <table:table-cell office:value-type="float" office:value="13063" table:style-name="ce25">
            <text:p>13,063</text:p>
          </table:table-cell>
          <table:table-cell office:value-type="float" office:value="12111" table:style-name="ce25">
            <text:p>12,111</text:p>
          </table:table-cell>
          <table:table-cell office:value-type="float" office:value="5.542175040618547" table:style-name="ce26">
            <text:p>5.54</text:p>
          </table:table-cell>
          <table:table-cell office:value-type="float" office:value="375999" table:style-name="ce25">
            <text:p>375,999</text:p>
          </table:table-cell>
          <table:table-cell office:value-type="float" office:value="188643" table:style-name="ce25">
            <text:p>188,643</text:p>
          </table:table-cell>
          <table:table-cell office:value-type="float" office:value="187356" table:style-name="ce25">
            <text:p>187,356</text:p>
          </table:table-cell>
          <table:table-cell office:value-type="float" office:value="82.777956347721187" table:style-name="ce26">
            <text:p>82.78</text:p>
          </table:table-cell>
          <table:table-cell office:value-type="float" office:value="74810" table:style-name="ce25">
            <text:p>74,810</text:p>
          </table:table-cell>
          <table:table-cell office:value-type="float" office:value="34575" table:style-name="ce25">
            <text:p>34,575</text:p>
          </table:table-cell>
          <table:table-cell office:value-type="float" office:value="40235" table:style-name="ce25">
            <text:p>40,235</text:p>
          </table:table-cell>
          <table:table-cell office:value-type="float" office:value="16.469774957840368" table:style-name="ce26">
            <text:p>16.4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3368" table:style-name="ce25">
            <text:p>563,368</text:p>
          </table:table-cell>
          <table:table-cell office:value-type="float" office:value="287562" table:style-name="ce25">
            <text:p>287,562</text:p>
          </table:table-cell>
          <table:table-cell office:value-type="float" office:value="275806" table:style-name="ce25">
            <text:p>275,806</text:p>
          </table:table-cell>
          <table:table-cell office:value-type="float" office:value="28357" table:style-name="ce25">
            <text:p>28,357</text:p>
          </table:table-cell>
          <table:table-cell office:value-type="float" office:value="14845" table:style-name="ce25">
            <text:p>14,845</text:p>
          </table:table-cell>
          <table:table-cell office:value-type="float" office:value="13512" table:style-name="ce25">
            <text:p>13,512</text:p>
          </table:table-cell>
          <table:table-cell office:value-type="float" office:value="5.0334772298036095" table:style-name="ce26">
            <text:p>5.03</text:p>
          </table:table-cell>
          <table:table-cell office:value-type="float" office:value="41524" table:style-name="ce25">
            <text:p>41,524</text:p>
          </table:table-cell>
          <table:table-cell office:value-type="float" office:value="21561" table:style-name="ce25">
            <text:p>21,561</text:p>
          </table:table-cell>
          <table:table-cell office:value-type="float" office:value="19963" table:style-name="ce25">
            <text:p>19,963</text:p>
          </table:table-cell>
          <table:table-cell office:value-type="float" office:value="7.3706706806208375" table:style-name="ce27">
            <text:p>7.37</text:p>
          </table:table-cell>
          <table:table-cell office:value-type="float" office:value="73154" table:style-name="ce25">
            <text:p>73,154</text:p>
          </table:table-cell>
          <table:table-cell office:value-type="float" office:value="38011" table:style-name="ce25">
            <text:p>38,011</text:p>
          </table:table-cell>
          <table:table-cell office:value-type="float" office:value="35143" table:style-name="ce25">
            <text:p>35,143</text:p>
          </table:table-cell>
          <table:table-cell office:value-type="float" office:value="12.985118075574048" table:style-name="ce26">
            <text:p>12.99</text:p>
          </table:table-cell>
          <table:table-cell office:value-type="float" office:value="79343" table:style-name="ce25">
            <text:p>79,343</text:p>
          </table:table-cell>
          <table:table-cell office:value-type="float" office:value="41215" table:style-name="ce25">
            <text:p>41,215</text:p>
          </table:table-cell>
          <table:table-cell office:value-type="float" office:value="38128" table:style-name="ce25">
            <text:p>38,128</text:p>
          </table:table-cell>
          <table:table-cell office:value-type="float" office:value="14.083689524431634" table:style-name="ce26">
            <text:p>14.08</text:p>
          </table:table-cell>
          <table:table-cell office:value-type="float" office:value="37286" table:style-name="ce25">
            <text:p>37,286</text:p>
          </table:table-cell>
          <table:table-cell office:value-type="float" office:value="19569" table:style-name="ce25">
            <text:p>19,569</text:p>
          </table:table-cell>
          <table:table-cell office:value-type="float" office:value="17717" table:style-name="ce25">
            <text:p>17,717</text:p>
          </table:table-cell>
          <table:table-cell office:value-type="float" office:value="6.6184092813223323" table:style-name="ce26">
            <text:p>6.62</text:p>
          </table:table-cell>
          <table:table-cell office:value-type="float" office:value="438280" table:style-name="ce25">
            <text:p>438,280</text:p>
          </table:table-cell>
          <table:table-cell office:value-type="float" office:value="222304" table:style-name="ce25">
            <text:p>222,304</text:p>
          </table:table-cell>
          <table:table-cell office:value-type="float" office:value="215976" table:style-name="ce25">
            <text:p>215,976</text:p>
          </table:table-cell>
          <table:table-cell office:value-type="float" office:value="77.796395961431969" table:style-name="ce26">
            <text:p>77.80</text:p>
          </table:table-cell>
          <table:table-cell office:value-type="float" office:value="70824" table:style-name="ce25">
            <text:p>70,824</text:p>
          </table:table-cell>
          <table:table-cell office:value-type="float" office:value="33786" table:style-name="ce25">
            <text:p>33,786</text:p>
          </table:table-cell>
          <table:table-cell office:value-type="float" office:value="37038" table:style-name="ce25">
            <text:p>37,038</text:p>
          </table:table-cell>
          <table:table-cell office:value-type="float" office:value="12.571534059442497" table:style-name="ce26">
            <text:p>12.5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5645" table:style-name="ce25">
            <text:p>545,645</text:p>
          </table:table-cell>
          <table:table-cell office:value-type="float" office:value="281390" table:style-name="ce25">
            <text:p>281,390</text:p>
          </table:table-cell>
          <table:table-cell office:value-type="float" office:value="264255" table:style-name="ce25">
            <text:p>264,255</text:p>
          </table:table-cell>
          <table:table-cell office:value-type="float" office:value="19394" table:style-name="ce25">
            <text:p>19,394</text:p>
          </table:table-cell>
          <table:table-cell office:value-type="float" office:value="9981" table:style-name="ce25">
            <text:p>9,981</text:p>
          </table:table-cell>
          <table:table-cell office:value-type="float" office:value="9413" table:style-name="ce25">
            <text:p>9,413</text:p>
          </table:table-cell>
          <table:table-cell office:value-type="float" office:value="3.5543256146395552" table:style-name="ce26">
            <text:p>3.55</text:p>
          </table:table-cell>
          <table:table-cell office:value-type="float" office:value="28716" table:style-name="ce25">
            <text:p>28,716</text:p>
          </table:table-cell>
          <table:table-cell office:value-type="float" office:value="14752" table:style-name="ce25">
            <text:p>14,752</text:p>
          </table:table-cell>
          <table:table-cell office:value-type="float" office:value="13964" table:style-name="ce25">
            <text:p>13,964</text:p>
          </table:table-cell>
          <table:table-cell office:value-type="float" office:value="5.2627624187887729" table:style-name="ce27">
            <text:p>5.26</text:p>
          </table:table-cell>
          <table:table-cell office:value-type="float" office:value="52302" table:style-name="ce25">
            <text:p>52,302</text:p>
          </table:table-cell>
          <table:table-cell office:value-type="float" office:value="27006" table:style-name="ce25">
            <text:p>27,006</text:p>
          </table:table-cell>
          <table:table-cell office:value-type="float" office:value="25296" table:style-name="ce25">
            <text:p>25,296</text:p>
          </table:table-cell>
          <table:table-cell office:value-type="float" office:value="9.58535311420429" table:style-name="ce26">
            <text:p>9.59</text:p>
          </table:table-cell>
          <table:table-cell office:value-type="float" office:value="57164" table:style-name="ce25">
            <text:p>57,164</text:p>
          </table:table-cell>
          <table:table-cell office:value-type="float" office:value="29568" table:style-name="ce25">
            <text:p>29,568</text:p>
          </table:table-cell>
          <table:table-cell office:value-type="float" office:value="27596" table:style-name="ce25">
            <text:p>27,596</text:p>
          </table:table-cell>
          <table:table-cell office:value-type="float" office:value="10.47640865397832" table:style-name="ce26">
            <text:p>10.48</text:p>
          </table:table-cell>
          <table:table-cell office:value-type="float" office:value="31999" table:style-name="ce25">
            <text:p>31,999</text:p>
          </table:table-cell>
          <table:table-cell office:value-type="float" office:value="17054" table:style-name="ce25">
            <text:p>17,054</text:p>
          </table:table-cell>
          <table:table-cell office:value-type="float" office:value="14945" table:style-name="ce25">
            <text:p>14,945</text:p>
          </table:table-cell>
          <table:table-cell office:value-type="float" office:value="5.8644356678792988" table:style-name="ce26">
            <text:p>5.86</text:p>
          </table:table-cell>
          <table:table-cell office:value-type="float" office:value="447845" table:style-name="ce25">
            <text:p>447,845</text:p>
          </table:table-cell>
          <table:table-cell office:value-type="float" office:value="230280" table:style-name="ce25">
            <text:p>230,280</text:p>
          </table:table-cell>
          <table:table-cell office:value-type="float" office:value="217565" table:style-name="ce25">
            <text:p>217,565</text:p>
          </table:table-cell>
          <table:table-cell office:value-type="float" office:value="82.076258373118051" table:style-name="ce26">
            <text:p>82.08</text:p>
          </table:table-cell>
          <table:table-cell office:value-type="float" office:value="90060" table:style-name="ce25">
            <text:p>90,060</text:p>
          </table:table-cell>
          <table:table-cell office:value-type="float" office:value="42647" table:style-name="ce25">
            <text:p>42,647</text:p>
          </table:table-cell>
          <table:table-cell office:value-type="float" office:value="47413" table:style-name="ce25">
            <text:p>47,413</text:p>
          </table:table-cell>
          <table:table-cell office:value-type="float" office:value="16.505236921441597" table:style-name="ce26">
            <text:p>16.51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72789" table:style-name="ce25">
            <text:p>1,272,789</text:p>
          </table:table-cell>
          <table:table-cell office:value-type="float" office:value="647548" table:style-name="ce25">
            <text:p>647,548</text:p>
          </table:table-cell>
          <table:table-cell office:value-type="float" office:value="625241" table:style-name="ce25">
            <text:p>625,241</text:p>
          </table:table-cell>
          <table:table-cell office:value-type="float" office:value="54590" table:style-name="ce25">
            <text:p>54,590</text:p>
          </table:table-cell>
          <table:table-cell office:value-type="float" office:value="28371" table:style-name="ce25">
            <text:p>28,371</text:p>
          </table:table-cell>
          <table:table-cell office:value-type="float" office:value="26219" table:style-name="ce25">
            <text:p>26,219</text:p>
          </table:table-cell>
          <table:table-cell office:value-type="float" office:value="4.2890062689102431" table:style-name="ce26">
            <text:p>4.29</text:p>
          </table:table-cell>
          <table:table-cell office:value-type="float" office:value="75394" table:style-name="ce25">
            <text:p>75,394</text:p>
          </table:table-cell>
          <table:table-cell office:value-type="float" office:value="39253" table:style-name="ce25">
            <text:p>39,253</text:p>
          </table:table-cell>
          <table:table-cell office:value-type="float" office:value="36141" table:style-name="ce25">
            <text:p>36,141</text:p>
          </table:table-cell>
          <table:table-cell office:value-type="float" office:value="5.9235269946550453" table:style-name="ce27">
            <text:p>5.92</text:p>
          </table:table-cell>
          <table:table-cell office:value-type="float" office:value="128341" table:style-name="ce25">
            <text:p>128,341</text:p>
          </table:table-cell>
          <table:table-cell office:value-type="float" office:value="66783" table:style-name="ce25">
            <text:p>66,783</text:p>
          </table:table-cell>
          <table:table-cell office:value-type="float" office:value="61558" table:style-name="ce25">
            <text:p>61,558</text:p>
          </table:table-cell>
          <table:table-cell office:value-type="float" office:value="10.083446667122359" table:style-name="ce26">
            <text:p>10.08</text:p>
          </table:table-cell>
          <table:table-cell office:value-type="float" office:value="139438" table:style-name="ce25">
            <text:p>139,438</text:p>
          </table:table-cell>
          <table:table-cell office:value-type="float" office:value="72698" table:style-name="ce25">
            <text:p>72,698</text:p>
          </table:table-cell>
          <table:table-cell office:value-type="float" office:value="66740" table:style-name="ce25">
            <text:p>66,740</text:p>
          </table:table-cell>
          <table:table-cell office:value-type="float" office:value="10.955311524533917" table:style-name="ce26">
            <text:p>10.96</text:p>
          </table:table-cell>
          <table:table-cell office:value-type="float" office:value="75706" table:style-name="ce25">
            <text:p>75,706</text:p>
          </table:table-cell>
          <table:table-cell office:value-type="float" office:value="39973" table:style-name="ce25">
            <text:p>39,973</text:p>
          </table:table-cell>
          <table:table-cell office:value-type="float" office:value="35733" table:style-name="ce25">
            <text:p>35,733</text:p>
          </table:table-cell>
          <table:table-cell office:value-type="float" office:value="5.9480400914841347" table:style-name="ce26">
            <text:p>5.95</text:p>
          </table:table-cell>
          <table:table-cell office:value-type="float" office:value="1036106" table:style-name="ce25">
            <text:p>1,036,106</text:p>
          </table:table-cell>
          <table:table-cell office:value-type="float" office:value="523656" table:style-name="ce25">
            <text:p>523,656</text:p>
          </table:table-cell>
          <table:table-cell office:value-type="float" office:value="512450" table:style-name="ce25">
            <text:p>512,450</text:p>
          </table:table-cell>
          <table:table-cell office:value-type="float" office:value="81.404380458976306" table:style-name="ce26">
            <text:p>81.40</text:p>
          </table:table-cell>
          <table:table-cell office:value-type="float" office:value="202442" table:style-name="ce25">
            <text:p>202,442</text:p>
          </table:table-cell>
          <table:table-cell office:value-type="float" office:value="93280" table:style-name="ce25">
            <text:p>93,280</text:p>
          </table:table-cell>
          <table:table-cell office:value-type="float" office:value="109162" table:style-name="ce25">
            <text:p>109,162</text:p>
          </table:table-cell>
          <table:table-cell office:value-type="float" office:value="15.905385731649158" table:style-name="ce26">
            <text:p>15.9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4352" table:style-name="ce25">
            <text:p>494,352</text:p>
          </table:table-cell>
          <table:table-cell office:value-type="float" office:value="252852" table:style-name="ce25">
            <text:p>252,852</text:p>
          </table:table-cell>
          <table:table-cell office:value-type="float" office:value="241500" table:style-name="ce25">
            <text:p>241,500</text:p>
          </table:table-cell>
          <table:table-cell office:value-type="float" office:value="15731" table:style-name="ce25">
            <text:p>15,731</text:p>
          </table:table-cell>
          <table:table-cell office:value-type="float" office:value="8157" table:style-name="ce25">
            <text:p>8,157</text:p>
          </table:table-cell>
          <table:table-cell office:value-type="float" office:value="7574" table:style-name="ce25">
            <text:p>7,574</text:p>
          </table:table-cell>
          <table:table-cell office:value-type="float" office:value="3.1821455157458658" table:style-name="ce26">
            <text:p>3.18</text:p>
          </table:table-cell>
          <table:table-cell office:value-type="float" office:value="22410" table:style-name="ce25">
            <text:p>22,410</text:p>
          </table:table-cell>
          <table:table-cell office:value-type="float" office:value="11640" table:style-name="ce25">
            <text:p>11,640</text:p>
          </table:table-cell>
          <table:table-cell office:value-type="float" office:value="10770" table:style-name="ce25">
            <text:p>10,770</text:p>
          </table:table-cell>
          <table:table-cell office:value-type="float" office:value="4.533207107486164" table:style-name="ce27">
            <text:p>4.53</text:p>
          </table:table-cell>
          <table:table-cell office:value-type="float" office:value="40587" table:style-name="ce25">
            <text:p>40,587</text:p>
          </table:table-cell>
          <table:table-cell office:value-type="float" office:value="21095" table:style-name="ce25">
            <text:p>21,095</text:p>
          </table:table-cell>
          <table:table-cell office:value-type="float" office:value="19492" table:style-name="ce25">
            <text:p>19,492</text:p>
          </table:table-cell>
          <table:table-cell office:value-type="float" office:value="8.2101417613360521" table:style-name="ce26">
            <text:p>8.21</text:p>
          </table:table-cell>
          <table:table-cell office:value-type="float" office:value="44622" table:style-name="ce25">
            <text:p>44,622</text:p>
          </table:table-cell>
          <table:table-cell office:value-type="float" office:value="23190" table:style-name="ce25">
            <text:p>23,190</text:p>
          </table:table-cell>
          <table:table-cell office:value-type="float" office:value="21432" table:style-name="ce25">
            <text:p>21,432</text:p>
          </table:table-cell>
          <table:table-cell office:value-type="float" office:value="9.0263617826973501" table:style-name="ce26">
            <text:p>9.03</text:p>
          </table:table-cell>
          <table:table-cell office:value-type="float" office:value="27509" table:style-name="ce25">
            <text:p>27,509</text:p>
          </table:table-cell>
          <table:table-cell office:value-type="float" office:value="14279" table:style-name="ce25">
            <text:p>14,279</text:p>
          </table:table-cell>
          <table:table-cell office:value-type="float" office:value="13230" table:style-name="ce25">
            <text:p>13,230</text:p>
          </table:table-cell>
          <table:table-cell office:value-type="float" office:value="5.5646583810725954" table:style-name="ce26">
            <text:p>5.56</text:p>
          </table:table-cell>
          <table:table-cell office:value-type="float" office:value="413923" table:style-name="ce25">
            <text:p>413,923</text:p>
          </table:table-cell>
          <table:table-cell office:value-type="float" office:value="211031" table:style-name="ce25">
            <text:p>211,031</text:p>
          </table:table-cell>
          <table:table-cell office:value-type="float" office:value="202892" table:style-name="ce25">
            <text:p>202,892</text:p>
          </table:table-cell>
          <table:table-cell office:value-type="float" office:value="83.730418810887784" table:style-name="ce26">
            <text:p>83.73</text:p>
          </table:table-cell>
          <table:table-cell office:value-type="float" office:value="87930" table:style-name="ce25">
            <text:p>87,930</text:p>
          </table:table-cell>
          <table:table-cell office:value-type="float" office:value="41316" table:style-name="ce25">
            <text:p>41,316</text:p>
          </table:table-cell>
          <table:table-cell office:value-type="float" office:value="46614" table:style-name="ce25">
            <text:p>46,614</text:p>
          </table:table-cell>
          <table:table-cell office:value-type="float" office:value="17.786921060297118" table:style-name="ce26">
            <text:p>17.7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81584" table:style-name="ce25">
            <text:p>681,584</text:p>
          </table:table-cell>
          <table:table-cell office:value-type="float" office:value="352969" table:style-name="ce25">
            <text:p>352,969</text:p>
          </table:table-cell>
          <table:table-cell office:value-type="float" office:value="328615" table:style-name="ce25">
            <text:p>328,615</text:p>
          </table:table-cell>
          <table:table-cell office:value-type="float" office:value="22548" table:style-name="ce25">
            <text:p>22,548</text:p>
          </table:table-cell>
          <table:table-cell office:value-type="float" office:value="11628" table:style-name="ce25">
            <text:p>11,628</text:p>
          </table:table-cell>
          <table:table-cell office:value-type="float" office:value="10920" table:style-name="ce25">
            <text:p>10,920</text:p>
          </table:table-cell>
          <table:table-cell office:value-type="float" office:value="3.3081762482687385" table:style-name="ce26">
            <text:p>3.31</text:p>
          </table:table-cell>
          <table:table-cell office:value-type="float" office:value="32282" table:style-name="ce25">
            <text:p>32,282</text:p>
          </table:table-cell>
          <table:table-cell office:value-type="float" office:value="16678" table:style-name="ce25">
            <text:p>16,678</text:p>
          </table:table-cell>
          <table:table-cell office:value-type="float" office:value="15604" table:style-name="ce25">
            <text:p>15,604</text:p>
          </table:table-cell>
          <table:table-cell office:value-type="float" office:value="4.7363201014108309" table:style-name="ce27">
            <text:p>4.74</text:p>
          </table:table-cell>
          <table:table-cell office:value-type="float" office:value="58427" table:style-name="ce25">
            <text:p>58,427</text:p>
          </table:table-cell>
          <table:table-cell office:value-type="float" office:value="30396" table:style-name="ce25">
            <text:p>30,396</text:p>
          </table:table-cell>
          <table:table-cell office:value-type="float" office:value="28031" table:style-name="ce25">
            <text:p>28,031</text:p>
          </table:table-cell>
          <table:table-cell office:value-type="float" office:value="8.5722376112115306" table:style-name="ce26">
            <text:p>8.57</text:p>
          </table:table-cell>
          <table:table-cell office:value-type="float" office:value="64319" table:style-name="ce25">
            <text:p>64,319</text:p>
          </table:table-cell>
          <table:table-cell office:value-type="float" office:value="33486" table:style-name="ce25">
            <text:p>33,486</text:p>
          </table:table-cell>
          <table:table-cell office:value-type="float" office:value="30833" table:style-name="ce25">
            <text:p>30,833</text:p>
          </table:table-cell>
          <table:table-cell office:value-type="float" office:value="9.4366945233456185" table:style-name="ce26">
            <text:p>9.44</text:p>
          </table:table-cell>
          <table:table-cell office:value-type="float" office:value="39843" table:style-name="ce25">
            <text:p>39,843</text:p>
          </table:table-cell>
          <table:table-cell office:value-type="float" office:value="20820" table:style-name="ce25">
            <text:p>20,820</text:p>
          </table:table-cell>
          <table:table-cell office:value-type="float" office:value="19023" table:style-name="ce25">
            <text:p>19,023</text:p>
          </table:table-cell>
          <table:table-cell office:value-type="float" office:value="5.8456477851592759" table:style-name="ce26">
            <text:p>5.85</text:p>
          </table:table-cell>
          <table:table-cell office:value-type="float" office:value="565854" table:style-name="ce25">
            <text:p>565,854</text:p>
          </table:table-cell>
          <table:table-cell office:value-type="float" office:value="292516" table:style-name="ce25">
            <text:p>292,516</text:p>
          </table:table-cell>
          <table:table-cell office:value-type="float" office:value="273338" table:style-name="ce25">
            <text:p>273,338</text:p>
          </table:table-cell>
          <table:table-cell office:value-type="float" office:value="83.020434751989484" table:style-name="ce26">
            <text:p>83.02</text:p>
          </table:table-cell>
          <table:table-cell office:value-type="float" office:value="125806" table:style-name="ce25">
            <text:p>125,806</text:p>
          </table:table-cell>
          <table:table-cell office:value-type="float" office:value="57570" table:style-name="ce25">
            <text:p>57,570</text:p>
          </table:table-cell>
          <table:table-cell office:value-type="float" office:value="68236" table:style-name="ce25">
            <text:p>68,236</text:p>
          </table:table-cell>
          <table:table-cell office:value-type="float" office:value="18.457886335359987" table:style-name="ce26">
            <text:p>18.4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3357" table:style-name="ce25">
            <text:p>503,357</text:p>
          </table:table-cell>
          <table:table-cell office:value-type="float" office:value="261375" table:style-name="ce25">
            <text:p>261,375</text:p>
          </table:table-cell>
          <table:table-cell office:value-type="float" office:value="241982" table:style-name="ce25">
            <text:p>241,982</text:p>
          </table:table-cell>
          <table:table-cell office:value-type="float" office:value="13762" table:style-name="ce25">
            <text:p>13,762</text:p>
          </table:table-cell>
          <table:table-cell office:value-type="float" office:value="7111" table:style-name="ce25">
            <text:p>7,111</text:p>
          </table:table-cell>
          <table:table-cell office:value-type="float" office:value="6651" table:style-name="ce25">
            <text:p>6,651</text:p>
          </table:table-cell>
          <table:table-cell office:value-type="float" office:value="2.7340436310610561" table:style-name="ce26">
            <text:p>2.73</text:p>
          </table:table-cell>
          <table:table-cell office:value-type="float" office:value="19432" table:style-name="ce25">
            <text:p>19,432</text:p>
          </table:table-cell>
          <table:table-cell office:value-type="float" office:value="10050" table:style-name="ce25">
            <text:p>10,050</text:p>
          </table:table-cell>
          <table:table-cell office:value-type="float" office:value="9382" table:style-name="ce25">
            <text:p>9,382</text:p>
          </table:table-cell>
          <table:table-cell office:value-type="float" office:value="3.8604807323629156" table:style-name="ce27">
            <text:p>3.86</text:p>
          </table:table-cell>
          <table:table-cell office:value-type="float" office:value="35021" table:style-name="ce25">
            <text:p>35,021</text:p>
          </table:table-cell>
          <table:table-cell office:value-type="float" office:value="18199" table:style-name="ce25">
            <text:p>18,199</text:p>
          </table:table-cell>
          <table:table-cell office:value-type="float" office:value="16822" table:style-name="ce25">
            <text:p>16,822</text:p>
          </table:table-cell>
          <table:table-cell office:value-type="float" office:value="6.9574874293990145" table:style-name="ce26">
            <text:p>6.96</text:p>
          </table:table-cell>
          <table:table-cell office:value-type="float" office:value="38531" table:style-name="ce25">
            <text:p>38,531</text:p>
          </table:table-cell>
          <table:table-cell office:value-type="float" office:value="20038" table:style-name="ce25">
            <text:p>20,038</text:p>
          </table:table-cell>
          <table:table-cell office:value-type="float" office:value="18493" table:style-name="ce25">
            <text:p>18,493</text:p>
          </table:table-cell>
          <table:table-cell office:value-type="float" office:value="7.6548056349668325" table:style-name="ce26">
            <text:p>7.65</text:p>
          </table:table-cell>
          <table:table-cell office:value-type="float" office:value="26454" table:style-name="ce25">
            <text:p>26,454</text:p>
          </table:table-cell>
          <table:table-cell office:value-type="float" office:value="13913" table:style-name="ce25">
            <text:p>13,913</text:p>
          </table:table-cell>
          <table:table-cell office:value-type="float" office:value="12541" table:style-name="ce25">
            <text:p>12,541</text:p>
          </table:table-cell>
          <table:table-cell office:value-type="float" office:value="5.2555144758094157" table:style-name="ce26">
            <text:p>5.26</text:p>
          </table:table-cell>
          <table:table-cell office:value-type="float" office:value="429207" table:style-name="ce25">
            <text:p>429,207</text:p>
          </table:table-cell>
          <table:table-cell office:value-type="float" office:value="222553" table:style-name="ce25">
            <text:p>222,553</text:p>
          </table:table-cell>
          <table:table-cell office:value-type="float" office:value="206654" table:style-name="ce25">
            <text:p>206,654</text:p>
          </table:table-cell>
          <table:table-cell office:value-type="float" office:value="85.26890457468555" table:style-name="ce26">
            <text:p>85.27</text:p>
          </table:table-cell>
          <table:table-cell office:value-type="float" office:value="98663" table:style-name="ce25">
            <text:p>98,663</text:p>
          </table:table-cell>
          <table:table-cell office:value-type="float" office:value="45550" table:style-name="ce25">
            <text:p>45,550</text:p>
          </table:table-cell>
          <table:table-cell office:value-type="float" office:value="53113" table:style-name="ce25">
            <text:p>53,113</text:p>
          </table:table-cell>
          <table:table-cell office:value-type="float" office:value="19.600998893429512" table:style-name="ce26">
            <text:p>19.60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9429" table:style-name="ce25">
            <text:p>819,429</text:p>
          </table:table-cell>
          <table:table-cell office:value-type="float" office:value="417941" table:style-name="ce25">
            <text:p>417,941</text:p>
          </table:table-cell>
          <table:table-cell office:value-type="float" office:value="401488" table:style-name="ce25">
            <text:p>401,488</text:p>
          </table:table-cell>
          <table:table-cell office:value-type="float" office:value="25870" table:style-name="ce25">
            <text:p>25,870</text:p>
          </table:table-cell>
          <table:table-cell office:value-type="float" office:value="13386" table:style-name="ce25">
            <text:p>13,386</text:p>
          </table:table-cell>
          <table:table-cell office:value-type="float" office:value="12484" table:style-name="ce25">
            <text:p>12,484</text:p>
          </table:table-cell>
          <table:table-cell office:value-type="float" office:value="3.1570764520171974" table:style-name="ce26">
            <text:p>3.16</text:p>
          </table:table-cell>
          <table:table-cell office:value-type="float" office:value="37154" table:style-name="ce25">
            <text:p>37,154</text:p>
          </table:table-cell>
          <table:table-cell office:value-type="float" office:value="19233" table:style-name="ce25">
            <text:p>19,233</text:p>
          </table:table-cell>
          <table:table-cell office:value-type="float" office:value="17921" table:style-name="ce25">
            <text:p>17,921</text:p>
          </table:table-cell>
          <table:table-cell office:value-type="float" office:value="4.5341329145051006" table:style-name="ce27">
            <text:p>4.53</text:p>
          </table:table-cell>
          <table:table-cell office:value-type="float" office:value="66249" table:style-name="ce25">
            <text:p>66,249</text:p>
          </table:table-cell>
          <table:table-cell office:value-type="float" office:value="34473" table:style-name="ce25">
            <text:p>34,473</text:p>
          </table:table-cell>
          <table:table-cell office:value-type="float" office:value="31776" table:style-name="ce25">
            <text:p>31,776</text:p>
          </table:table-cell>
          <table:table-cell office:value-type="float" office:value="8.084776106288647" table:style-name="ce26">
            <text:p>8.08</text:p>
          </table:table-cell>
          <table:table-cell office:value-type="float" office:value="72592" table:style-name="ce25">
            <text:p>72,592</text:p>
          </table:table-cell>
          <table:table-cell office:value-type="float" office:value="37763" table:style-name="ce25">
            <text:p>37,763</text:p>
          </table:table-cell>
          <table:table-cell office:value-type="float" office:value="34829" table:style-name="ce25">
            <text:p>34,829</text:p>
          </table:table-cell>
          <table:table-cell office:value-type="float" office:value="8.8588517125949888" table:style-name="ce26">
            <text:p>8.86</text:p>
          </table:table-cell>
          <table:table-cell office:value-type="float" office:value="43508" table:style-name="ce25">
            <text:p>43,508</text:p>
          </table:table-cell>
          <table:table-cell office:value-type="float" office:value="22693" table:style-name="ce25">
            <text:p>22,693</text:p>
          </table:table-cell>
          <table:table-cell office:value-type="float" office:value="20815" table:style-name="ce25">
            <text:p>20,815</text:p>
          </table:table-cell>
          <table:table-cell office:value-type="float" office:value="5.3095509189935921" table:style-name="ce26">
            <text:p>5.31</text:p>
          </table:table-cell>
          <table:table-cell office:value-type="float" office:value="689772" table:style-name="ce25">
            <text:p>689,772</text:p>
          </table:table-cell>
          <table:table-cell office:value-type="float" office:value="350452" table:style-name="ce25">
            <text:p>350,452</text:p>
          </table:table-cell>
          <table:table-cell office:value-type="float" office:value="339320" table:style-name="ce25">
            <text:p>339,320</text:p>
          </table:table-cell>
          <table:table-cell office:value-type="float" office:value="84.177152627012219" table:style-name="ce26">
            <text:p>84.18</text:p>
          </table:table-cell>
          <table:table-cell office:value-type="float" office:value="140662" table:style-name="ce25">
            <text:p>140,662</text:p>
          </table:table-cell>
          <table:table-cell office:value-type="float" office:value="65960" table:style-name="ce25">
            <text:p>65,960</text:p>
          </table:table-cell>
          <table:table-cell office:value-type="float" office:value="74702" table:style-name="ce25">
            <text:p>74,702</text:p>
          </table:table-cell>
          <table:table-cell office:value-type="float" office:value="17.165855736128449" table:style-name="ce26">
            <text:p>17.1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6966" table:style-name="ce25">
            <text:p>216,966</text:p>
          </table:table-cell>
          <table:table-cell office:value-type="float" office:value="111673" table:style-name="ce25">
            <text:p>111,673</text:p>
          </table:table-cell>
          <table:table-cell office:value-type="float" office:value="105293" table:style-name="ce25">
            <text:p>105,293</text:p>
          </table:table-cell>
          <table:table-cell office:value-type="float" office:value="7629" table:style-name="ce25">
            <text:p>7,629</text:p>
          </table:table-cell>
          <table:table-cell office:value-type="float" office:value="3978" table:style-name="ce25">
            <text:p>3,978</text:p>
          </table:table-cell>
          <table:table-cell office:value-type="float" office:value="3651" table:style-name="ce25">
            <text:p>3,651</text:p>
          </table:table-cell>
          <table:table-cell office:value-type="float" office:value="3.5162191311080995" table:style-name="ce26">
            <text:p>3.52</text:p>
          </table:table-cell>
          <table:table-cell office:value-type="float" office:value="10927" table:style-name="ce25">
            <text:p>10,927</text:p>
          </table:table-cell>
          <table:table-cell office:value-type="float" office:value="5747" table:style-name="ce25">
            <text:p>5,747</text:p>
          </table:table-cell>
          <table:table-cell office:value-type="float" office:value="5180" table:style-name="ce25">
            <text:p>5,180</text:p>
          </table:table-cell>
          <table:table-cell office:value-type="float" office:value="5.0362729644276065" table:style-name="ce27">
            <text:p>5.04</text:p>
          </table:table-cell>
          <table:table-cell office:value-type="float" office:value="19372" table:style-name="ce25">
            <text:p>19,372</text:p>
          </table:table-cell>
          <table:table-cell office:value-type="float" office:value="10173" table:style-name="ce25">
            <text:p>10,173</text:p>
          </table:table-cell>
          <table:table-cell office:value-type="float" office:value="9199" table:style-name="ce25">
            <text:p>9,199</text:p>
          </table:table-cell>
          <table:table-cell office:value-type="float" office:value="8.9285878893467174" table:style-name="ce26">
            <text:p>8.93</text:p>
          </table:table-cell>
          <table:table-cell office:value-type="float" office:value="21185" table:style-name="ce25">
            <text:p>21,185</text:p>
          </table:table-cell>
          <table:table-cell office:value-type="float" office:value="11102" table:style-name="ce25">
            <text:p>11,102</text:p>
          </table:table-cell>
          <table:table-cell office:value-type="float" office:value="10083" table:style-name="ce25">
            <text:p>10,083</text:p>
          </table:table-cell>
          <table:table-cell office:value-type="float" office:value="9.764202686135155" table:style-name="ce26">
            <text:p>9.76</text:p>
          </table:table-cell>
          <table:table-cell office:value-type="float" office:value="12356" table:style-name="ce25">
            <text:p>12,356</text:p>
          </table:table-cell>
          <table:table-cell office:value-type="float" office:value="6480" table:style-name="ce25">
            <text:p>6,480</text:p>
          </table:table-cell>
          <table:table-cell office:value-type="float" office:value="5876" table:style-name="ce25">
            <text:p>5,876</text:p>
          </table:table-cell>
          <table:table-cell office:value-type="float" office:value="5.694901505304979" table:style-name="ce26">
            <text:p>5.69</text:p>
          </table:table-cell>
          <table:table-cell office:value-type="float" office:value="179846" table:style-name="ce25">
            <text:p>179,846</text:p>
          </table:table-cell>
          <table:table-cell office:value-type="float" office:value="92191" table:style-name="ce25">
            <text:p>92,191</text:p>
          </table:table-cell>
          <table:table-cell office:value-type="float" office:value="87655" table:style-name="ce25">
            <text:p>87,655</text:p>
          </table:table-cell>
          <table:table-cell office:value-type="float" office:value="82.891328595263772" table:style-name="ce26">
            <text:p>82.89</text:p>
          </table:table-cell>
          <table:table-cell office:value-type="float" office:value="36160" table:style-name="ce25">
            <text:p>36,160</text:p>
          </table:table-cell>
          <table:table-cell office:value-type="float" office:value="16410" table:style-name="ce25">
            <text:p>16,410</text:p>
          </table:table-cell>
          <table:table-cell office:value-type="float" office:value="19750" table:style-name="ce25">
            <text:p>19,750</text:p>
          </table:table-cell>
          <table:table-cell office:value-type="float" office:value="16.666205764958562" table:style-name="ce26">
            <text:p>16.6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6369" table:style-name="ce25">
            <text:p>326,369</text:p>
          </table:table-cell>
          <table:table-cell office:value-type="float" office:value="165174" table:style-name="ce25">
            <text:p>165,174</text:p>
          </table:table-cell>
          <table:table-cell office:value-type="float" office:value="161195" table:style-name="ce25">
            <text:p>161,195</text:p>
          </table:table-cell>
          <table:table-cell office:value-type="float" office:value="12485" table:style-name="ce25">
            <text:p>12,485</text:p>
          </table:table-cell>
          <table:table-cell office:value-type="float" office:value="6512" table:style-name="ce25">
            <text:p>6,512</text:p>
          </table:table-cell>
          <table:table-cell office:value-type="float" office:value="5973" table:style-name="ce25">
            <text:p>5,973</text:p>
          </table:table-cell>
          <table:table-cell office:value-type="float" office:value="3.8254245960860254" table:style-name="ce26">
            <text:p>3.83</text:p>
          </table:table-cell>
          <table:table-cell office:value-type="float" office:value="17755" table:style-name="ce25">
            <text:p>17,755</text:p>
          </table:table-cell>
          <table:table-cell office:value-type="float" office:value="9254" table:style-name="ce25">
            <text:p>9,254</text:p>
          </table:table-cell>
          <table:table-cell office:value-type="float" office:value="8501" table:style-name="ce25">
            <text:p>8,501</text:p>
          </table:table-cell>
          <table:table-cell office:value-type="float" office:value="5.4401612898283842" table:style-name="ce27">
            <text:p>5.44</text:p>
          </table:table-cell>
          <table:table-cell office:value-type="float" office:value="30496" table:style-name="ce25">
            <text:p>30,496</text:p>
          </table:table-cell>
          <table:table-cell office:value-type="float" office:value="15975" table:style-name="ce25">
            <text:p>15,975</text:p>
          </table:table-cell>
          <table:table-cell office:value-type="float" office:value="14521" table:style-name="ce25">
            <text:p>14,521</text:p>
          </table:table-cell>
          <table:table-cell office:value-type="float" office:value="9.3440247082290284" table:style-name="ce26">
            <text:p>9.34</text:p>
          </table:table-cell>
          <table:table-cell office:value-type="float" office:value="33147" table:style-name="ce25">
            <text:p>33,147</text:p>
          </table:table-cell>
          <table:table-cell office:value-type="float" office:value="17353" table:style-name="ce25">
            <text:p>17,353</text:p>
          </table:table-cell>
          <table:table-cell office:value-type="float" office:value="15794" table:style-name="ce25">
            <text:p>15,794</text:p>
          </table:table-cell>
          <table:table-cell office:value-type="float" office:value="10.156295481494872" table:style-name="ce26">
            <text:p>10.16</text:p>
          </table:table-cell>
          <table:table-cell office:value-type="float" office:value="17963" table:style-name="ce25">
            <text:p>17,963</text:p>
          </table:table-cell>
          <table:table-cell office:value-type="float" office:value="9432" table:style-name="ce25">
            <text:p>9,432</text:p>
          </table:table-cell>
          <table:table-cell office:value-type="float" office:value="8531" table:style-name="ce25">
            <text:p>8,531</text:p>
          </table:table-cell>
          <table:table-cell office:value-type="float" office:value="5.5038928329590124" table:style-name="ce26">
            <text:p>5.50</text:p>
          </table:table-cell>
          <table:table-cell office:value-type="float" office:value="270062" table:style-name="ce25">
            <text:p>270,062</text:p>
          </table:table-cell>
          <table:table-cell office:value-type="float" office:value="135697" table:style-name="ce25">
            <text:p>135,697</text:p>
          </table:table-cell>
          <table:table-cell office:value-type="float" office:value="134365" table:style-name="ce25">
            <text:p>134,365</text:p>
          </table:table-cell>
          <table:table-cell office:value-type="float" office:value="82.74744231222941" table:style-name="ce26">
            <text:p>82.75</text:p>
          </table:table-cell>
          <table:table-cell office:value-type="float" office:value="54102" table:style-name="ce25">
            <text:p>54,102</text:p>
          </table:table-cell>
          <table:table-cell office:value-type="float" office:value="24920" table:style-name="ce25">
            <text:p>24,920</text:p>
          </table:table-cell>
          <table:table-cell office:value-type="float" office:value="29182" table:style-name="ce25">
            <text:p>29,182</text:p>
          </table:table-cell>
          <table:table-cell office:value-type="float" office:value="16.576942050256001" table:style-name="ce26">
            <text:p>16.58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236" table:style-name="ce25">
            <text:p>105,236</text:p>
          </table:table-cell>
          <table:table-cell office:value-type="float" office:value="54316" table:style-name="ce25">
            <text:p>54,316</text:p>
          </table:table-cell>
          <table:table-cell office:value-type="float" office:value="50920" table:style-name="ce25">
            <text:p>50,920</text:p>
          </table:table-cell>
          <table:table-cell office:value-type="float" office:value="4282" table:style-name="ce25">
            <text:p>4,282</text:p>
          </table:table-cell>
          <table:table-cell office:value-type="float" office:value="2284" table:style-name="ce25">
            <text:p>2,284</text:p>
          </table:table-cell>
          <table:table-cell office:value-type="float" office:value="1998" table:style-name="ce25">
            <text:p>1,998</text:p>
          </table:table-cell>
          <table:table-cell office:value-type="float" office:value="4.0689497890455737" table:style-name="ce26">
            <text:p>4.07</text:p>
          </table:table-cell>
          <table:table-cell office:value-type="float" office:value="5575" table:style-name="ce25">
            <text:p>5,575</text:p>
          </table:table-cell>
          <table:table-cell office:value-type="float" office:value="2962" table:style-name="ce25">
            <text:p>2,962</text:p>
          </table:table-cell>
          <table:table-cell office:value-type="float" office:value="2613" table:style-name="ce25">
            <text:p>2,613</text:p>
          </table:table-cell>
          <table:table-cell office:value-type="float" office:value="5.2976167851305638" table:style-name="ce27">
            <text:p>5.30</text:p>
          </table:table-cell>
          <table:table-cell office:value-type="float" office:value="8687" table:style-name="ce25">
            <text:p>8,687</text:p>
          </table:table-cell>
          <table:table-cell office:value-type="float" office:value="4585" table:style-name="ce25">
            <text:p>4,585</text:p>
          </table:table-cell>
          <table:table-cell office:value-type="float" office:value="4102" table:style-name="ce25">
            <text:p>4,102</text:p>
          </table:table-cell>
          <table:table-cell office:value-type="float" office:value="8.2547797331711585" table:style-name="ce26">
            <text:p>8.25</text:p>
          </table:table-cell>
          <table:table-cell office:value-type="float" office:value="9343" table:style-name="ce25">
            <text:p>9,343</text:p>
          </table:table-cell>
          <table:table-cell office:value-type="float" office:value="4923" table:style-name="ce25">
            <text:p>4,923</text:p>
          </table:table-cell>
          <table:table-cell office:value-type="float" office:value="4420" table:style-name="ce25">
            <text:p>4,420</text:p>
          </table:table-cell>
          <table:table-cell office:value-type="float" office:value="8.8781405602645478" table:style-name="ce26">
            <text:p>8.88</text:p>
          </table:table-cell>
          <table:table-cell office:value-type="float" office:value="4886" table:style-name="ce25">
            <text:p>4,886</text:p>
          </table:table-cell>
          <table:table-cell office:value-type="float" office:value="2555" table:style-name="ce25">
            <text:p>2,555</text:p>
          </table:table-cell>
          <table:table-cell office:value-type="float" office:value="2331" table:style-name="ce25">
            <text:p>2,331</text:p>
          </table:table-cell>
          <table:table-cell office:value-type="float" office:value="4.6428978676498538" table:style-name="ce26">
            <text:p>4.64</text:p>
          </table:table-cell>
          <table:table-cell office:value-type="float" office:value="88369" table:style-name="ce25">
            <text:p>88,369</text:p>
          </table:table-cell>
          <table:table-cell office:value-type="float" office:value="45369" table:style-name="ce25">
            <text:p>45,369</text:p>
          </table:table-cell>
          <table:table-cell office:value-type="float" office:value="43000" table:style-name="ce25">
            <text:p>43,000</text:p>
          </table:table-cell>
          <table:table-cell office:value-type="float" office:value="83.972214831426513" table:style-name="ce26">
            <text:p>83.97</text:p>
          </table:table-cell>
          <table:table-cell office:value-type="float" office:value="17298" table:style-name="ce25">
            <text:p>17,298</text:p>
          </table:table-cell>
          <table:table-cell office:value-type="float" office:value="8011" table:style-name="ce25">
            <text:p>8,011</text:p>
          </table:table-cell>
          <table:table-cell office:value-type="float" office:value="9287" table:style-name="ce25">
            <text:p>9,287</text:p>
          </table:table-cell>
          <table:table-cell office:value-type="float" office:value="16.437340833935153" table:style-name="ce26">
            <text:p>16.44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8905" table:style-name="ce25">
            <text:p>368,905</text:p>
          </table:table-cell>
          <table:table-cell office:value-type="float" office:value="184153" table:style-name="ce25">
            <text:p>184,153</text:p>
          </table:table-cell>
          <table:table-cell office:value-type="float" office:value="184752" table:style-name="ce25">
            <text:p>184,752</text:p>
          </table:table-cell>
          <table:table-cell office:value-type="float" office:value="11350" table:style-name="ce25">
            <text:p>11,350</text:p>
          </table:table-cell>
          <table:table-cell office:value-type="float" office:value="5866" table:style-name="ce25">
            <text:p>5,866</text:p>
          </table:table-cell>
          <table:table-cell office:value-type="float" office:value="5484" table:style-name="ce25">
            <text:p>5,484</text:p>
          </table:table-cell>
          <table:table-cell office:value-type="float" office:value="3.0766728561553784" table:style-name="ce26">
            <text:p>3.08</text:p>
          </table:table-cell>
          <table:table-cell office:value-type="float" office:value="16367" table:style-name="ce25">
            <text:p>16,367</text:p>
          </table:table-cell>
          <table:table-cell office:value-type="float" office:value="8461" table:style-name="ce25">
            <text:p>8,461</text:p>
          </table:table-cell>
          <table:table-cell office:value-type="float" office:value="7906" table:style-name="ce25">
            <text:p>7,906</text:p>
          </table:table-cell>
          <table:table-cell office:value-type="float" office:value="4.4366435803255584" table:style-name="ce27">
            <text:p>4.44</text:p>
          </table:table-cell>
          <table:table-cell office:value-type="float" office:value="29398" table:style-name="ce25">
            <text:p>29,398</text:p>
          </table:table-cell>
          <table:table-cell office:value-type="float" office:value="15200" table:style-name="ce25">
            <text:p>15,200</text:p>
          </table:table-cell>
          <table:table-cell office:value-type="float" office:value="14198" table:style-name="ce25">
            <text:p>14,198</text:p>
          </table:table-cell>
          <table:table-cell office:value-type="float" office:value="7.9689893061899397" table:style-name="ce26">
            <text:p>7.97</text:p>
          </table:table-cell>
          <table:table-cell office:value-type="float" office:value="32325" table:style-name="ce25">
            <text:p>32,325</text:p>
          </table:table-cell>
          <table:table-cell office:value-type="float" office:value="16742" table:style-name="ce25">
            <text:p>16,742</text:p>
          </table:table-cell>
          <table:table-cell office:value-type="float" office:value="15583" table:style-name="ce25">
            <text:p>15,583</text:p>
          </table:table-cell>
          <table:table-cell office:value-type="float" office:value="8.7624185088301871" table:style-name="ce26">
            <text:p>8.76</text:p>
          </table:table-cell>
          <table:table-cell office:value-type="float" office:value="18780" table:style-name="ce25">
            <text:p>18,780</text:p>
          </table:table-cell>
          <table:table-cell office:value-type="float" office:value="9853" table:style-name="ce25">
            <text:p>9,853</text:p>
          </table:table-cell>
          <table:table-cell office:value-type="float" office:value="8927" table:style-name="ce25">
            <text:p>8,927</text:p>
          </table:table-cell>
          <table:table-cell office:value-type="float" office:value="5.0907415188192084" table:style-name="ce26">
            <text:p>5.09</text:p>
          </table:table-cell>
          <table:table-cell office:value-type="float" office:value="311956" table:style-name="ce25">
            <text:p>311,956</text:p>
          </table:table-cell>
          <table:table-cell office:value-type="float" office:value="154529" table:style-name="ce25">
            <text:p>154,529</text:p>
          </table:table-cell>
          <table:table-cell office:value-type="float" office:value="157427" table:style-name="ce25">
            <text:p>157,427</text:p>
          </table:table-cell>
          <table:table-cell office:value-type="float" office:value="84.562692292053512" table:style-name="ce26">
            <text:p>84.56</text:p>
          </table:table-cell>
          <table:table-cell office:value-type="float" office:value="60672" table:style-name="ce25">
            <text:p>60,672</text:p>
          </table:table-cell>
          <table:table-cell office:value-type="float" office:value="27391" table:style-name="ce25">
            <text:p>27,391</text:p>
          </table:table-cell>
          <table:table-cell office:value-type="float" office:value="33281" table:style-name="ce25">
            <text:p>33,281</text:p>
          </table:table-cell>
          <table:table-cell office:value-type="float" office:value="16.446510619265123" table:style-name="ce26">
            <text:p>16.45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48472" table:style-name="ce25">
            <text:p>448,472</text:p>
          </table:table-cell>
          <table:table-cell office:value-type="float" office:value="221125" table:style-name="ce25">
            <text:p>221,125</text:p>
          </table:table-cell>
          <table:table-cell office:value-type="float" office:value="227347" table:style-name="ce25">
            <text:p>227,347</text:p>
          </table:table-cell>
          <table:table-cell office:value-type="float" office:value="23923" table:style-name="ce25">
            <text:p>23,923</text:p>
          </table:table-cell>
          <table:table-cell office:value-type="float" office:value="12277" table:style-name="ce25">
            <text:p>12,277</text:p>
          </table:table-cell>
          <table:table-cell office:value-type="float" office:value="11646" table:style-name="ce25">
            <text:p>11,646</text:p>
          </table:table-cell>
          <table:table-cell office:value-type="float" office:value="5.3343352539288968" table:style-name="ce26">
            <text:p>5.33</text:p>
          </table:table-cell>
          <table:table-cell office:value-type="float" office:value="35319" table:style-name="ce25">
            <text:p>35,319</text:p>
          </table:table-cell>
          <table:table-cell office:value-type="float" office:value="18173" table:style-name="ce25">
            <text:p>18,173</text:p>
          </table:table-cell>
          <table:table-cell office:value-type="float" office:value="17146" table:style-name="ce25">
            <text:p>17,146</text:p>
          </table:table-cell>
          <table:table-cell office:value-type="float" office:value="7.8754080522306857" table:style-name="ce27">
            <text:p>7.88</text:p>
          </table:table-cell>
          <table:table-cell office:value-type="float" office:value="61809" table:style-name="ce25">
            <text:p>61,809</text:p>
          </table:table-cell>
          <table:table-cell office:value-type="float" office:value="32119" table:style-name="ce25">
            <text:p>32,119</text:p>
          </table:table-cell>
          <table:table-cell office:value-type="float" office:value="29690" table:style-name="ce25">
            <text:p>29,690</text:p>
          </table:table-cell>
          <table:table-cell office:value-type="float" office:value="13.782131325924475" table:style-name="ce26">
            <text:p>13.78</text:p>
          </table:table-cell>
          <table:table-cell office:value-type="float" office:value="66899" table:style-name="ce25">
            <text:p>66,899</text:p>
          </table:table-cell>
          <table:table-cell office:value-type="float" office:value="34758" table:style-name="ce25">
            <text:p>34,758</text:p>
          </table:table-cell>
          <table:table-cell office:value-type="float" office:value="32141" table:style-name="ce25">
            <text:p>32,141</text:p>
          </table:table-cell>
          <table:table-cell office:value-type="float" office:value="14.917096273568919" table:style-name="ce26">
            <text:p>14.92</text:p>
          </table:table-cell>
          <table:table-cell office:value-type="float" office:value="29859" table:style-name="ce25">
            <text:p>29,859</text:p>
          </table:table-cell>
          <table:table-cell office:value-type="float" office:value="15548" table:style-name="ce25">
            <text:p>15,548</text:p>
          </table:table-cell>
          <table:table-cell office:value-type="float" office:value="14311" table:style-name="ce25">
            <text:p>14,311</text:p>
          </table:table-cell>
          <table:table-cell office:value-type="float" office:value="6.6579407410050129" table:style-name="ce26">
            <text:p>6.66</text:p>
          </table:table-cell>
          <table:table-cell office:value-type="float" office:value="345580" table:style-name="ce25">
            <text:p>345,580</text:p>
          </table:table-cell>
          <table:table-cell office:value-type="float" office:value="167654" table:style-name="ce25">
            <text:p>167,654</text:p>
          </table:table-cell>
          <table:table-cell office:value-type="float" office:value="177926" table:style-name="ce25">
            <text:p>177,926</text:p>
          </table:table-cell>
          <table:table-cell office:value-type="float" office:value="77.057207584865949" table:style-name="ce26">
            <text:p>77.06</text:p>
          </table:table-cell>
          <table:table-cell office:value-type="float" office:value="55982" table:style-name="ce25">
            <text:p>55,982</text:p>
          </table:table-cell>
          <table:table-cell office:value-type="float" office:value="24911" table:style-name="ce25">
            <text:p>24,911</text:p>
          </table:table-cell>
          <table:table-cell office:value-type="float" office:value="31071" table:style-name="ce25">
            <text:p>31,071</text:p>
          </table:table-cell>
          <table:table-cell office:value-type="float" office:value="12.482830589200663" table:style-name="ce26">
            <text:p>12.48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7733" table:style-name="ce25">
            <text:p>267,733</text:p>
          </table:table-cell>
          <table:table-cell office:value-type="float" office:value="129830" table:style-name="ce25">
            <text:p>129,830</text:p>
          </table:table-cell>
          <table:table-cell office:value-type="float" office:value="137903" table:style-name="ce25">
            <text:p>137,903</text:p>
          </table:table-cell>
          <table:table-cell office:value-type="float" office:value="10421" table:style-name="ce25">
            <text:p>10,421</text:p>
          </table:table-cell>
          <table:table-cell office:value-type="float" office:value="5385" table:style-name="ce25">
            <text:p>5,385</text:p>
          </table:table-cell>
          <table:table-cell office:value-type="float" office:value="5036" table:style-name="ce25">
            <text:p>5,036</text:p>
          </table:table-cell>
          <table:table-cell office:value-type="float" office:value="3.8923106228966922" table:style-name="ce26">
            <text:p>3.89</text:p>
          </table:table-cell>
          <table:table-cell office:value-type="float" office:value="15257" table:style-name="ce25">
            <text:p>15,257</text:p>
          </table:table-cell>
          <table:table-cell office:value-type="float" office:value="7925" table:style-name="ce25">
            <text:p>7,925</text:p>
          </table:table-cell>
          <table:table-cell office:value-type="float" office:value="7332" table:style-name="ce25">
            <text:p>7,332</text:p>
          </table:table-cell>
          <table:table-cell office:value-type="float" office:value="5.6985877721461309" table:style-name="ce27">
            <text:p>5.70</text:p>
          </table:table-cell>
          <table:table-cell office:value-type="float" office:value="27973" table:style-name="ce25">
            <text:p>27,973</text:p>
          </table:table-cell>
          <table:table-cell office:value-type="float" office:value="14662" table:style-name="ce25">
            <text:p>14,662</text:p>
          </table:table-cell>
          <table:table-cell office:value-type="float" office:value="13311" table:style-name="ce25">
            <text:p>13,311</text:p>
          </table:table-cell>
          <table:table-cell office:value-type="float" office:value="10.448095677409958" table:style-name="ce26">
            <text:p>10.45</text:p>
          </table:table-cell>
          <table:table-cell office:value-type="float" office:value="30616" table:style-name="ce25">
            <text:p>30,616</text:p>
          </table:table-cell>
          <table:table-cell office:value-type="float" office:value="16033" table:style-name="ce25">
            <text:p>16,033</text:p>
          </table:table-cell>
          <table:table-cell office:value-type="float" office:value="14583" table:style-name="ce25">
            <text:p>14,583</text:p>
          </table:table-cell>
          <table:table-cell office:value-type="float" office:value="11.435273201286355" table:style-name="ce26">
            <text:p>11.44</text:p>
          </table:table-cell>
          <table:table-cell office:value-type="float" office:value="17111" table:style-name="ce25">
            <text:p>17,111</text:p>
          </table:table-cell>
          <table:table-cell office:value-type="float" office:value="8896" table:style-name="ce25">
            <text:p>8,896</text:p>
          </table:table-cell>
          <table:table-cell office:value-type="float" office:value="8215" table:style-name="ce25">
            <text:p>8,215</text:p>
          </table:table-cell>
          <table:table-cell office:value-type="float" office:value="6.3910687139799718" table:style-name="ce26">
            <text:p>6.39</text:p>
          </table:table-cell>
          <table:table-cell office:value-type="float" office:value="215304" table:style-name="ce25">
            <text:p>215,304</text:p>
          </table:table-cell>
          <table:table-cell office:value-type="float" office:value="102415" table:style-name="ce25">
            <text:p>102,415</text:p>
          </table:table-cell>
          <table:table-cell office:value-type="float" office:value="112889" table:style-name="ce25">
            <text:p>112,889</text:p>
          </table:table-cell>
          <table:table-cell office:value-type="float" office:value="80.417430798594125" table:style-name="ce26">
            <text:p>80.42</text:p>
          </table:table-cell>
          <table:table-cell office:value-type="float" office:value="41277" table:style-name="ce25">
            <text:p>41,277</text:p>
          </table:table-cell>
          <table:table-cell office:value-type="float" office:value="18206" table:style-name="ce25">
            <text:p>18,206</text:p>
          </table:table-cell>
          <table:table-cell office:value-type="float" office:value="23071" table:style-name="ce25">
            <text:p>23,071</text:p>
          </table:table-cell>
          <table:table-cell office:value-type="float" office:value="15.417225370051508" table:style-name="ce26">
            <text:p>15.42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3242" table:style-name="ce21">
            <text:p>153,242</text:p>
          </table:table-cell>
          <table:table-cell office:value-type="float" office:value="77454" table:style-name="ce21">
            <text:p>77,454</text:p>
          </table:table-cell>
          <table:table-cell office:value-type="float" office:value="75788" table:style-name="ce21">
            <text:p>75,788</text:p>
          </table:table-cell>
          <table:table-cell office:value-type="float" office:value="5721" table:style-name="ce21">
            <text:p>5,721</text:p>
          </table:table-cell>
          <table:table-cell office:value-type="float" office:value="2965" table:style-name="ce21">
            <text:p>2,965</text:p>
          </table:table-cell>
          <table:table-cell office:value-type="float" office:value="2756" table:style-name="ce21">
            <text:p>2,756</text:p>
          </table:table-cell>
          <table:table-cell office:value-type="float" office:value="3.7333107111627357" table:style-name="ce22">
            <text:p>3.73</text:p>
          </table:table-cell>
          <table:table-cell office:value-type="float" office:value="7535" table:style-name="ce21">
            <text:p>7,535</text:p>
          </table:table-cell>
          <table:table-cell office:value-type="float" office:value="3918" table:style-name="ce21">
            <text:p>3,918</text:p>
          </table:table-cell>
          <table:table-cell office:value-type="float" office:value="3617" table:style-name="ce21">
            <text:p>3,617</text:p>
          </table:table-cell>
          <table:table-cell office:value-type="float" office:value="4.9170592918390525" table:style-name="ce23">
            <text:p>4.92</text:p>
          </table:table-cell>
          <table:table-cell office:value-type="float" office:value="11817" table:style-name="ce21">
            <text:p>11,817</text:p>
          </table:table-cell>
          <table:table-cell office:value-type="float" office:value="6148" table:style-name="ce21">
            <text:p>6,148</text:p>
          </table:table-cell>
          <table:table-cell office:value-type="float" office:value="5669" table:style-name="ce21">
            <text:p>5,669</text:p>
          </table:table-cell>
          <table:table-cell office:value-type="float" office:value="7.7113324023440049" table:style-name="ce22">
            <text:p>7.71</text:p>
          </table:table-cell>
          <table:table-cell office:value-type="float" office:value="12650" table:style-name="ce21">
            <text:p>12,650</text:p>
          </table:table-cell>
          <table:table-cell office:value-type="float" office:value="6610" table:style-name="ce21">
            <text:p>6,610</text:p>
          </table:table-cell>
          <table:table-cell office:value-type="float" office:value="6040" table:style-name="ce21">
            <text:p>6,040</text:p>
          </table:table-cell>
          <table:table-cell office:value-type="float" office:value="8.2549170592918379" table:style-name="ce22">
            <text:p>8.25</text:p>
          </table:table-cell>
          <table:table-cell office:value-type="float" office:value="5700" table:style-name="ce21">
            <text:p>5,700</text:p>
          </table:table-cell>
          <table:table-cell office:value-type="float" office:value="3021" table:style-name="ce21">
            <text:p>3,021</text:p>
          </table:table-cell>
          <table:table-cell office:value-type="float" office:value="2679" table:style-name="ce21">
            <text:p>2,679</text:p>
          </table:table-cell>
          <table:table-cell office:value-type="float" office:value="3.7196068962816984" table:style-name="ce22">
            <text:p>3.72</text:p>
          </table:table-cell>
          <table:table-cell office:value-type="float" office:value="131579" table:style-name="ce21">
            <text:p>131,579</text:p>
          </table:table-cell>
          <table:table-cell office:value-type="float" office:value="66159" table:style-name="ce21">
            <text:p>66,159</text:p>
          </table:table-cell>
          <table:table-cell office:value-type="float" office:value="65420" table:style-name="ce21">
            <text:p>65,420</text:p>
          </table:table-cell>
          <table:table-cell office:value-type="float" office:value="85.863536106289402" table:style-name="ce22">
            <text:p>85.86</text:p>
          </table:table-cell>
          <table:table-cell office:value-type="float" office:value="20634" table:style-name="ce21">
            <text:p>20,634</text:p>
          </table:table-cell>
          <table:table-cell office:value-type="float" office:value="10008" table:style-name="ce21">
            <text:p>10,008</text:p>
          </table:table-cell>
          <table:table-cell office:value-type="float" office:value="10626" table:style-name="ce21">
            <text:p>10,626</text:p>
          </table:table-cell>
          <table:table-cell office:value-type="float" office:value="13.464976964539749" table:style-name="ce22">
            <text:p>13.46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40149" table:style-name="ce25">
            <text:p>140,149</text:p>
          </table:table-cell>
          <table:table-cell office:value-type="float" office:value="69956" table:style-name="ce25">
            <text:p>69,956</text:p>
          </table:table-cell>
          <table:table-cell office:value-type="float" office:value="70193" table:style-name="ce25">
            <text:p>70,193</text:p>
          </table:table-cell>
          <table:table-cell office:value-type="float" office:value="5094" table:style-name="ce25">
            <text:p>5,094</text:p>
          </table:table-cell>
          <table:table-cell office:value-type="float" office:value="2622" table:style-name="ce25">
            <text:p>2,622</text:p>
          </table:table-cell>
          <table:table-cell office:value-type="float" office:value="2472" table:style-name="ce25">
            <text:p>2,472</text:p>
          </table:table-cell>
          <table:table-cell office:value-type="float" office:value="3.6347030660225905" table:style-name="ce26">
            <text:p>3.63</text:p>
          </table:table-cell>
          <table:table-cell office:value-type="float" office:value="6722" table:style-name="ce25">
            <text:p>6,722</text:p>
          </table:table-cell>
          <table:table-cell office:value-type="float" office:value="3481" table:style-name="ce25">
            <text:p>3,481</text:p>
          </table:table-cell>
          <table:table-cell office:value-type="float" office:value="3241" table:style-name="ce25">
            <text:p>3,241</text:p>
          </table:table-cell>
          <table:table-cell office:value-type="float" office:value="4.7963239124075088" table:style-name="ce27">
            <text:p>4.80</text:p>
          </table:table-cell>
          <table:table-cell office:value-type="float" office:value="10550" table:style-name="ce25">
            <text:p>10,550</text:p>
          </table:table-cell>
          <table:table-cell office:value-type="float" office:value="5473" table:style-name="ce25">
            <text:p>5,473</text:p>
          </table:table-cell>
          <table:table-cell office:value-type="float" office:value="5077" table:style-name="ce25">
            <text:p>5,077</text:p>
          </table:table-cell>
          <table:table-cell office:value-type="float" office:value="7.5277026593125891" table:style-name="ce26">
            <text:p>7.53</text:p>
          </table:table-cell>
          <table:table-cell office:value-type="float" office:value="11288" table:style-name="ce25">
            <text:p>11,288</text:p>
          </table:table-cell>
          <table:table-cell office:value-type="float" office:value="5889" table:style-name="ce25">
            <text:p>5,889</text:p>
          </table:table-cell>
          <table:table-cell office:value-type="float" office:value="5399" table:style-name="ce25">
            <text:p>5,399</text:p>
          </table:table-cell>
          <table:table-cell office:value-type="float" office:value="8.0542850823052614" table:style-name="ce26">
            <text:p>8.05</text:p>
          </table:table-cell>
          <table:table-cell office:value-type="float" office:value="5135" table:style-name="ce25">
            <text:p>5,135</text:p>
          </table:table-cell>
          <table:table-cell office:value-type="float" office:value="2709" table:style-name="ce25">
            <text:p>2,709</text:p>
          </table:table-cell>
          <table:table-cell office:value-type="float" office:value="2426" table:style-name="ce25">
            <text:p>2,426</text:p>
          </table:table-cell>
          <table:table-cell office:value-type="float" office:value="3.6639576450777387" table:style-name="ce26">
            <text:p>3.66</text:p>
          </table:table-cell>
          <table:table-cell office:value-type="float" office:value="120642" table:style-name="ce25">
            <text:p>120,642</text:p>
          </table:table-cell>
          <table:table-cell office:value-type="float" office:value="59835" table:style-name="ce25">
            <text:p>59,835</text:p>
          </table:table-cell>
          <table:table-cell office:value-type="float" office:value="60807" table:style-name="ce25">
            <text:p>60,807</text:p>
          </table:table-cell>
          <table:table-cell office:value-type="float" office:value="86.081242106615107" table:style-name="ce26">
            <text:p>86.08</text:p>
          </table:table-cell>
          <table:table-cell office:value-type="float" office:value="19071" table:style-name="ce25">
            <text:p>19,071</text:p>
          </table:table-cell>
          <table:table-cell office:value-type="float" office:value="9165" table:style-name="ce25">
            <text:p>9,165</text:p>
          </table:table-cell>
          <table:table-cell office:value-type="float" office:value="9906" table:style-name="ce25">
            <text:p>9,906</text:p>
          </table:table-cell>
          <table:table-cell office:value-type="float" office:value="13.607660418554538" table:style-name="ce26">
            <text:p>13.61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093" table:style-name="ce29">
            <text:p>13,093</text:p>
          </table:table-cell>
          <table:table-cell office:value-type="float" office:value="7498" table:style-name="ce30">
            <text:p>7,498</text:p>
          </table:table-cell>
          <table:table-cell office:value-type="float" office:value="5595" table:style-name="ce30">
            <text:p>5,595</text:p>
          </table:table-cell>
          <table:table-cell office:value-type="float" office:value="627" table:style-name="ce29">
            <text:p>627</text:p>
          </table:table-cell>
          <table:table-cell office:value-type="float" office:value="343" table:style-name="ce30">
            <text:p>343</text:p>
          </table:table-cell>
          <table:table-cell office:value-type="float" office:value="284" table:style-name="ce30">
            <text:p>284</text:p>
          </table:table-cell>
          <table:table-cell office:value-type="float" office:value="4.7888184526082647" table:style-name="ce31">
            <text:p>4.79</text:p>
          </table:table-cell>
          <table:table-cell office:value-type="float" office:value="813" table:style-name="ce29">
            <text:p>813</text:p>
          </table:table-cell>
          <table:table-cell office:value-type="float" office:value="437" table:style-name="ce30">
            <text:p>437</text:p>
          </table:table-cell>
          <table:table-cell office:value-type="float" office:value="376" table:style-name="ce30">
            <text:p>376</text:p>
          </table:table-cell>
          <table:table-cell office:value-type="float" office:value="6.2094248835255481" table:style-name="ce32">
            <text:p>6.21</text:p>
          </table:table-cell>
          <table:table-cell office:value-type="float" office:value="1267" table:style-name="ce29">
            <text:p>1,267</text:p>
          </table:table-cell>
          <table:table-cell office:value-type="float" office:value="675" table:style-name="ce30">
            <text:p>675</text:p>
          </table:table-cell>
          <table:table-cell office:value-type="float" office:value="592" table:style-name="ce30">
            <text:p>592</text:p>
          </table:table-cell>
          <table:table-cell office:value-type="float" office:value="9.6769266020010694" table:style-name="ce31">
            <text:p>9.68</text:p>
          </table:table-cell>
          <table:table-cell office:value-type="float" office:value="1362" table:style-name="ce29">
            <text:p>1,362</text:p>
          </table:table-cell>
          <table:table-cell office:value-type="float" office:value="721" table:style-name="ce30">
            <text:p>721</text:p>
          </table:table-cell>
          <table:table-cell office:value-type="float" office:value="641" table:style-name="ce30">
            <text:p>641</text:p>
          </table:table-cell>
          <table:table-cell office:value-type="float" office:value="10.402505155426564" table:style-name="ce31">
            <text:p>10.40</text:p>
          </table:table-cell>
          <table:table-cell office:value-type="float" office:value="565" table:style-name="ce29">
            <text:p>565</text:p>
          </table:table-cell>
          <table:table-cell office:value-type="float" office:value="312" table:style-name="ce30">
            <text:p>312</text:p>
          </table:table-cell>
          <table:table-cell office:value-type="float" office:value="253" table:style-name="ce30">
            <text:p>253</text:p>
          </table:table-cell>
          <table:table-cell office:value-type="float" office:value="4.315282975635836" table:style-name="ce31">
            <text:p>4.32</text:p>
          </table:table-cell>
          <table:table-cell office:value-type="float" office:value="10937" table:style-name="ce29">
            <text:p>10,937</text:p>
          </table:table-cell>
          <table:table-cell office:value-type="float" office:value="6324" table:style-name="ce30">
            <text:p>6,324</text:p>
          </table:table-cell>
          <table:table-cell office:value-type="float" office:value="4613" table:style-name="ce30">
            <text:p>4,613</text:p>
          </table:table-cell>
          <table:table-cell office:value-type="float" office:value="83.533185671732994" table:style-name="ce31">
            <text:p>83.53</text:p>
          </table:table-cell>
          <table:table-cell office:value-type="float" office:value="1563" table:style-name="ce29">
            <text:p>1,563</text:p>
          </table:table-cell>
          <table:table-cell office:value-type="float" office:value="843" table:style-name="ce30">
            <text:p>843</text:p>
          </table:table-cell>
          <table:table-cell office:value-type="float" office:value="720" table:style-name="ce30">
            <text:p>720</text:p>
          </table:table-cell>
          <table:table-cell office:value-type="float" office:value="11.937676621095243" table:style-name="ce31">
            <text:p>11.94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8年12月9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袖0/01--速（月）報/5.速(月)報套印/各月(03以外).xlsx'#新02性比例等-年月別" table:style-name="ta2">
        <table:table-source xlink:href="file:///D:/袖0/01--速（月）報/5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2-縣市別" table:style-name="ta2">
        <table:table-source xlink:href="file:///D:/袖0/01--速（月）報/5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4-單一年齡" table:style-name="ta2">
        <table:table-source xlink:href="file:///D:/袖0/01--速（月）報/5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5-年齡結構" table:style-name="ta2">
        <table:table-source xlink:href="file:///D:/袖0/01--速（月）報/5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6_人口增加&amp;生死結離" table:style-name="ta2">
        <table:table-source xlink:href="file:///D:/袖0/01--速（月）報/5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出生-年月別" table:style-name="ta2">
        <table:table-source xlink:href="file:///D:/袖0/01--速（月）報/5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-縣市別" table:style-name="ta2">
        <table:table-source xlink:href="file:///D:/袖0/01--速（月）報/5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年月別" table:style-name="ta2">
        <table:table-source xlink:href="file:///D:/袖0/01--速（月）報/5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縣市別" table:style-name="ta2">
        <table:table-source xlink:href="file:///D:/袖0/01--速（月）報/5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設籍情形" table:style-name="ta2">
        <table:table-source xlink:href="file:///D:/袖0/01--速（月）報/5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年月別_" table:style-name="ta2">
        <table:table-source xlink:href="file:///D:/袖0/01--速（月）報/5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縣市別_" table:style-name="ta2">
        <table:table-source xlink:href="file:///D:/袖0/01--速（月）報/5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設籍情形_" table:style-name="ta2">
        <table:table-source xlink:href="file:///D:/袖0/01--速（月）報/5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年月別-新" table:style-name="ta2">
        <table:table-source xlink:href="file:///D:/袖0/01--速（月）報/5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縣市別-新" table:style-name="ta2">
        <table:table-source xlink:href="file:///D:/袖0/01--速（月）報/5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1-遷徙" table:style-name="ta2">
        <table:table-source xlink:href="file:///D:/袖0/01--速（月）報/5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2-04T10:09:02Z</meta:creation-date>
    <dc:date>2019-12-04T10:09:42Z</dc:date>
  </office:meta>
</office:document-meta>
</file>